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Bahnschrift" svg:font-family="Bahnschrift"/>
  </office:font-face-decls>
  <office:automatic-styles>
    <style:style style:name="ce1" style:family="table-cell" style:parent-style-name="Default" style:data-style-name="N0">
      <style:text-properties style:font-name="Bahnschrift" style:font-name-asian="Bahnschrift" style:font-name-complex="Bahnschrift" fo:font-size="12pt" style:font-size-asian="12pt" style:font-size-complex="12pt"/>
    </style:style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style:font-name="Bahnschrift" style:font-name-asian="Bahnschrift" style:font-name-complex="Bahnschrift"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style:font-name="Bahnschrift" style:font-name-asian="Bahnschrift" style:font-name-complex="Bahnschrift" fo:font-size="12pt" style:font-size-asian="12pt" style:font-size-complex="12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style:font-name="Bahnschrift" style:font-name-asian="Bahnschrift" style:font-name-complex="Bahnschrift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style:font-name="Bahnschrift" style:font-name-asian="Bahnschrift" style:font-name-complex="Bahnschrift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  <style:text-properties style:font-name="Bahnschrift" style:font-name-asian="Bahnschrift" style:font-name-complex="Bahnschrift"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Bahnschrift" style:font-name-asian="Bahnschrift" style:font-name-complex="Bahnschrift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  <style:text-properties style:font-name="Bahnschrift" style:font-name-asian="Bahnschrift" style:font-name-complex="Bahnschrift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Bahnschrift" style:font-name-asian="Bahnschrift" style:font-name-complex="Bahnschrift" fo:font-size="12pt" style:font-size-asian="12pt" style:font-size-complex="12pt"/>
    </style:style>
    <style:style style:name="ce10" style:family="table-cell" style:parent-style-name="Default" style:data-style-name="N0">
      <style:text-properties style:font-name="Bahnschrift" style:font-name-asian="Bahnschrift" style:font-name-complex="Bahnschrift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3CCEB"/>
      <style:text-properties fo:color="#FFFFFF" style:font-name="Bahnschrift" style:font-name-asian="Bahnschrift" style:font-name-complex="Bahnschrif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D86DCD"/>
      <style:text-properties fo:color="#FFFFFF" style:font-name="Bahnschrift" style:font-name-asian="Bahnschrift" style:font-name-complex="Bahnschrift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8255cm"/>
    </style:style>
    <style:style style:name="co2" style:family="table-column">
      <style:table-column-properties fo:break-before="auto" style:column-width="1.4605cm" style:use-optimal-column-width="true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1.18533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7" table:default-cell-style-name="ce1"/>
        <table:table-column table:style-name="co5" table:number-columns-repeated="16363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67" table:style-name="ce3">
            <text:p>67</text:p>
          </table:table-cell>
          <table:table-cell office:value-type="float" office:value="99" table:style-name="ce3">
            <text:p>99</text:p>
          </table:table-cell>
          <table:table-cell office:value-type="float" office:value="38" table:style-name="ce3">
            <text:p>38</text:p>
          </table:table-cell>
          <table:table-cell office:value-type="float" office:value="40" table:style-name="ce3">
            <text:p>40</text:p>
          </table:table-cell>
          <table:table-cell office:value-type="float" office:value="45" table:style-name="ce3">
            <text:p>45</text:p>
          </table:table-cell>
          <table:table-cell office:value-type="float" office:value="33" table:style-name="ce3">
            <text:p>33</text:p>
          </table:table-cell>
          <table:table-cell office:value-type="float" office:value="52" table:style-name="ce3">
            <text:p>52</text:p>
          </table:table-cell>
          <table:table-cell office:value-type="float" office:value="28" table:style-name="ce3">
            <text:p>28</text:p>
          </table:table-cell>
          <table:table-cell office:value-type="float" office:value="47" table:style-name="ce3">
            <text:p>47</text:p>
          </table:table-cell>
          <table:table-cell office:value-type="float" office:value="21" table:style-name="ce3">
            <text:p>21</text:p>
          </table:table-cell>
          <table:table-cell office:value-type="float" office:value="71" table:style-name="ce3">
            <text:p>71</text:p>
          </table:table-cell>
          <table:table-cell office:value-type="float" office:value="64" table:style-name="ce3">
            <text:p>64</text:p>
          </table:table-cell>
          <table:table-cell office:value-type="float" office:value="13" table:style-name="ce3">
            <text:p>13</text:p>
          </table:table-cell>
          <table:table-cell office:value-type="float" office:value="59" table:style-name="ce3">
            <text:p>59</text:p>
          </table:table-cell>
          <table:table-cell office:value-type="float" office:value="74" table:style-name="ce3">
            <text:p>74</text:p>
          </table:table-cell>
          <table:table-cell office:value-type="float" office:value="96" table:style-name="ce3">
            <text:p>96</text:p>
          </table:table-cell>
          <table:table-cell office:value-type="float" office:value="20" table:style-name="ce3">
            <text:p>20</text:p>
          </table:table-cell>
          <table:table-cell office:value-type="float" office:value="57" table:style-name="ce3">
            <text:p>57</text:p>
          </table:table-cell>
          <table:table-cell office:value-type="float" office:value="12" table:style-name="ce4">
            <text:p>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0" table:style-name="ce5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89" table:style-name="ce1">
            <text:p>89</text:p>
          </table:table-cell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6">
            <text:p>1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1" table:style-name="ce5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65" table:style-name="ce1">
            <text:p>65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6">
            <text:p>7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2" table:style-name="ce5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6">
            <text:p>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4" table:style-name="ce5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81" table:style-name="ce1">
            <text:p>81</text:p>
          </table:table-cell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6">
            <text:p>5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" table:style-name="ce5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96" table:style-name="ce1">
            <text:p>96</text:p>
          </table:table-cell>
          <table:table-cell office:value-type="float" office:value="76" table:style-name="ce6">
            <text:p>7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1" table:style-name="ce5">
            <text:p>61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office:value-type="float" office:value="7" table:style-name="ce6">
            <text:p>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5" table:style-name="ce5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62" table:style-name="ce1">
            <text:p>62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33" table:style-name="ce6">
            <text:p>3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" table:style-name="ce5">
            <text:p>31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6">
            <text:p>3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" table:style-name="ce5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88" table:style-name="ce1">
            <text:p>88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96" table:style-name="ce1">
            <text:p>96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6">
            <text:p>8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" table:style-name="ce5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67" table:style-name="ce1">
            <text:p>67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92" table:style-name="ce1">
            <text:p>92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6">
            <text:p>8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3" table:style-name="ce5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92" table:style-name="ce1">
            <text:p>92</text:p>
          </table:table-cell>
          <table:table-cell office:value-type="float" office:value="40" table:style-name="ce1">
            <text:p>40</text:p>
          </table:table-cell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6">
            <text:p>7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7" table:style-name="ce5">
            <text:p>97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6">
            <text:p>5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" table:style-name="ce5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6">
            <text:p>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2" table:style-name="ce5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82" table:style-name="ce1">
            <text:p>8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6">
            <text:p>2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" table:style-name="ce5">
            <text:p>28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6">
            <text:p>5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5" table:style-name="ce5">
            <text:p>95</text:p>
          </table:table-cell>
          <table:table-cell office:value-type="float" office:value="46" table:style-name="ce1">
            <text:p>46</text:p>
          </table:table-cell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87" table:style-name="ce6">
            <text:p>8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2" table:style-name="ce5">
            <text:p>62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6">
            <text:p>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4" table:style-name="ce5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6">
            <text:p>5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4" table:style-name="ce7">
            <text:p>14</text:p>
          </table:table-cell>
          <table:table-cell office:value-type="float" office:value="90" table:style-name="ce8">
            <text:p>90</text:p>
          </table:table-cell>
          <table:table-cell office:value-type="float" office:value="19" table:style-name="ce8">
            <text:p>19</text:p>
          </table:table-cell>
          <table:table-cell office:value-type="float" office:value="88" table:style-name="ce8">
            <text:p>88</text:p>
          </table:table-cell>
          <table:table-cell office:value-type="float" office:value="85" table:style-name="ce8">
            <text:p>85</text:p>
          </table:table-cell>
          <table:table-cell office:value-type="float" office:value="83" table:style-name="ce8">
            <text:p>83</text:p>
          </table:table-cell>
          <table:table-cell office:value-type="float" office:value="94" table:style-name="ce8">
            <text:p>94</text:p>
          </table:table-cell>
          <table:table-cell office:value-type="float" office:value="16" table:style-name="ce8">
            <text:p>16</text:p>
          </table:table-cell>
          <table:table-cell office:value-type="float" office:value="27" table:style-name="ce8">
            <text:p>27</text:p>
          </table:table-cell>
          <table:table-cell office:value-type="float" office:value="84" table:style-name="ce8">
            <text:p>84</text:p>
          </table:table-cell>
          <table:table-cell office:value-type="float" office:value="25" table:style-name="ce8">
            <text:p>25</text:p>
          </table:table-cell>
          <table:table-cell office:value-type="float" office:value="73" table:style-name="ce8">
            <text:p>73</text:p>
          </table:table-cell>
          <table:table-cell office:value-type="float" office:value="62" table:style-name="ce8">
            <text:p>62</text:p>
          </table:table-cell>
          <table:table-cell office:value-type="float" office:value="47" table:style-name="ce8">
            <text:p>47</text:p>
          </table:table-cell>
          <table:table-cell office:value-type="float" office:value="95" table:style-name="ce8">
            <text:p>95</text:p>
          </table:table-cell>
          <table:table-cell office:value-type="float" office:value="24" table:style-name="ce8">
            <text:p>24</text:p>
          </table:table-cell>
          <table:table-cell office:value-type="float" office:value="35" table:style-name="ce8">
            <text:p>35</text:p>
          </table:table-cell>
          <table:table-cell office:value-type="float" office:value="63" table:style-name="ce8">
            <text:p>63</text:p>
          </table:table-cell>
          <table:table-cell office:value-type="float" office:value="79" table:style-name="ce8">
            <text:p>79</text:p>
          </table:table-cell>
          <table:table-cell office:value-type="float" office:value="4" table:style-name="ce9">
            <text:p>4</text:p>
          </table:table-cell>
          <table:table-cell table:number-columns-repeated="1636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0">
            <text:p>МАКС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float" office:value="534" table:formula="of:=[.B25]+[.B2]-20" table:style-name="ce5">
            <text:p>534</text:p>
          </table:table-cell>
          <table:table-cell office:value-type="float" office:value="635" table:formula="of:=MAX([.B25]-10; [.C25]-20; [.B24]-15)+[.C2]" table:style-name="ce1">
            <text:p>635</text:p>
          </table:table-cell>
          <table:table-cell office:value-type="float" office:value="836" table:formula="of:=MAX([.C25]-10; [.D25]-20; [.C24]-15)+[.D2]" table:style-name="ce1">
            <text:p>836</text:p>
          </table:table-cell>
          <table:table-cell office:value-type="float" office:value="1113" table:formula="of:=MAX([.D25]-10; [.E25]-20; [.D24]-15)+[.E2]" table:style-name="ce1">
            <text:p>1113</text:p>
          </table:table-cell>
          <table:table-cell office:value-type="float" office:value="1185" table:formula="of:=MAX([.E25]-10; [.F25]-20; [.E24]-15)+[.F2]" table:style-name="ce1">
            <text:p>1185</text:p>
          </table:table-cell>
          <table:table-cell office:value-type="float" office:value="1264" table:formula="of:=MAX([.F25]-10; [.G25]-20; [.F24]-15)+[.G2]" table:style-name="ce1">
            <text:p>1264</text:p>
          </table:table-cell>
          <table:table-cell office:value-type="float" office:value="1282" table:formula="of:=MAX([.G25]-10; [.H25]-20; [.G24]-15)+[.H2]" table:style-name="ce1">
            <text:p>1282</text:p>
          </table:table-cell>
          <table:table-cell office:value-type="float" office:value="1325" table:formula="of:=MAX([.H25]-10; [.I25]-20; [.H24]-15)+[.I2]" table:style-name="ce1">
            <text:p>1325</text:p>
          </table:table-cell>
          <table:table-cell office:value-type="float" office:value="1338" table:formula="of:=MAX([.I25]-10; [.J25]-20; [.I24]-15)+[.J2]" table:style-name="ce1">
            <text:p>1338</text:p>
          </table:table-cell>
          <table:table-cell office:value-type="float" office:value="1439" table:formula="of:=MAX([.J25]-10; [.K25]-20; [.J24]-15)+[.K2]" table:style-name="ce1">
            <text:p>1439</text:p>
          </table:table-cell>
          <table:table-cell office:value-type="float" office:value="1447" table:formula="of:=MAX([.K25]-10; [.L25]-20; [.K24]-15)+[.L2]" table:style-name="ce1">
            <text:p>1447</text:p>
          </table:table-cell>
          <table:table-cell office:value-type="float" office:value="1545" table:formula="of:=MAX([.L25]-10; [.M25]-20; [.L24]-15)+[.M2]" table:style-name="ce1">
            <text:p>1545</text:p>
          </table:table-cell>
          <table:table-cell office:value-type="float" office:value="1594" table:formula="of:=MAX([.M25]-10; [.N25]-20; [.M24]-15)+[.N2]" table:style-name="ce1">
            <text:p>1594</text:p>
          </table:table-cell>
          <table:table-cell office:value-type="float" office:value="1592" table:formula="of:=MAX([.N25]-10; [.O25]-20; [.N24]-15)+[.O2]" table:style-name="ce1">
            <text:p>1592</text:p>
          </table:table-cell>
          <table:table-cell office:value-type="float" office:value="1758" table:formula="of:=MAX([.O25]-10; [.P25]-20; [.O24]-15)+[.P2]" table:style-name="ce1">
            <text:p>1758</text:p>
          </table:table-cell>
          <table:table-cell office:value-type="float" office:value="1834" table:formula="of:=MAX([.P25]-10; [.Q25]-20; [.P24]-15)+[.Q2]" table:style-name="ce1">
            <text:p>1834</text:p>
          </table:table-cell>
          <table:table-cell office:value-type="float" office:value="1931" table:formula="of:=MAX([.Q25]-10; [.R25]-20; [.Q24]-15)+[.R2]" table:style-name="ce1">
            <text:p>1931</text:p>
          </table:table-cell>
          <table:table-cell office:value-type="float" office:value="1936" table:formula="of:=MAX([.R25]-10; [.S25]-20; [.R24]-15)+[.S2]" table:style-name="ce1">
            <text:p>1936</text:p>
          </table:table-cell>
          <table:table-cell office:value-type="float" office:value="1978" table:formula="of:=MAX([.S25]-10; [.T25]-20; [.S24]-15)+[.T2]" table:style-name="ce1">
            <text:p>1978</text:p>
          </table:table-cell>
          <table:table-cell office:value-type="float" office:value="1991" table:formula="of:=MAX([.T25]-10; [.U25]-20; [.T24]-15)+[.U2]" table:style-name="ce12">
            <text:p>199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39" table:formula="of:=[.B26]+[.B3]-20" table:style-name="ce5">
            <text:p>539</text:p>
          </table:table-cell>
          <table:table-cell office:value-type="float" office:value="588" table:formula="of:=MAX([.B26]-10; [.C26]-20; [.B25]-15)+[.C3]" table:style-name="ce1">
            <text:p>588</text:p>
          </table:table-cell>
          <table:table-cell office:value-type="float" office:value="757" table:formula="of:=MAX([.C26]-10; [.D26]-20; [.C25]-15)+[.D3]" table:style-name="ce1">
            <text:p>757</text:p>
          </table:table-cell>
          <table:table-cell office:value-type="float" office:value="1095" table:formula="of:=MAX([.D26]-10; [.E26]-20; [.D25]-15)+[.E3]" table:style-name="ce1">
            <text:p>1095</text:p>
          </table:table-cell>
          <table:table-cell office:value-type="float" office:value="1165" table:formula="of:=MAX([.E26]-10; [.F26]-20; [.E25]-15)+[.F3]" table:style-name="ce1">
            <text:p>1165</text:p>
          </table:table-cell>
          <table:table-cell office:value-type="float" office:value="1239" table:formula="of:=MAX([.F26]-10; [.G26]-20; [.F25]-15)+[.G3]" table:style-name="ce1">
            <text:p>1239</text:p>
          </table:table-cell>
          <table:table-cell office:value-type="float" office:value="1244" table:formula="of:=MAX([.G26]-10; [.H26]-20; [.G25]-15)+[.H3]" table:style-name="ce1">
            <text:p>1244</text:p>
          </table:table-cell>
          <table:table-cell office:value-type="float" office:value="1293" table:formula="of:=MAX([.H26]-10; [.I26]-20; [.H25]-15)+[.I3]" table:style-name="ce1">
            <text:p>1293</text:p>
          </table:table-cell>
          <table:table-cell office:value-type="float" office:value="1313" table:formula="of:=MAX([.I26]-10; [.J26]-20; [.I25]-15)+[.J3]" table:style-name="ce1">
            <text:p>1313</text:p>
          </table:table-cell>
          <table:table-cell office:value-type="float" office:value="1412" table:formula="of:=MAX([.J26]-10; [.K26]-20; [.J25]-15)+[.K3]" table:style-name="ce1">
            <text:p>1412</text:p>
          </table:table-cell>
          <table:table-cell office:value-type="float" office:value="1446" table:formula="of:=MAX([.K26]-10; [.L26]-20; [.K25]-15)+[.L3]" table:style-name="ce1">
            <text:p>1446</text:p>
          </table:table-cell>
          <table:table-cell office:value-type="float" office:value="1494" table:formula="of:=MAX([.L26]-10; [.M26]-20; [.L25]-15)+[.M3]" table:style-name="ce1">
            <text:p>1494</text:p>
          </table:table-cell>
          <table:table-cell office:value-type="float" office:value="1515" table:formula="of:=MAX([.M26]-10; [.N26]-20; [.M25]-15)+[.N3]" table:style-name="ce1">
            <text:p>1515</text:p>
          </table:table-cell>
          <table:table-cell office:value-type="float" office:value="1590" table:formula="of:=MAX([.N26]-10; [.O26]-20; [.N25]-15)+[.O3]" table:style-name="ce1">
            <text:p>1590</text:p>
          </table:table-cell>
          <table:table-cell office:value-type="float" office:value="1719" table:formula="of:=MAX([.O26]-10; [.P26]-20; [.O25]-15)+[.P3]" table:style-name="ce1">
            <text:p>1719</text:p>
          </table:table-cell>
          <table:table-cell office:value-type="float" office:value="1780" table:formula="of:=MAX([.P26]-10; [.Q26]-20; [.P25]-15)+[.Q3]" table:style-name="ce1">
            <text:p>1780</text:p>
          </table:table-cell>
          <table:table-cell office:value-type="float" office:value="1855" table:formula="of:=MAX([.Q26]-10; [.R26]-20; [.Q25]-15)+[.R3]" table:style-name="ce1">
            <text:p>1855</text:p>
          </table:table-cell>
          <table:table-cell office:value-type="float" office:value="1883" table:formula="of:=MAX([.R26]-10; [.S26]-20; [.R25]-15)+[.S3]" table:style-name="ce1">
            <text:p>1883</text:p>
          </table:table-cell>
          <table:table-cell office:value-type="float" office:value="1920" table:formula="of:=MAX([.S26]-10; [.T26]-20; [.S25]-15)+[.T3]" table:style-name="ce1">
            <text:p>1920</text:p>
          </table:table-cell>
          <table:table-cell office:value-type="float" office:value="1999" table:formula="of:=MAX([.T26]-10; [.U26]-20; [.T25]-15)+[.U3]" table:style-name="ce1">
            <text:p>199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89" table:formula="of:=[.B27]+[.B4]-20" table:style-name="ce5">
            <text:p>489</text:p>
          </table:table-cell>
          <table:table-cell office:value-type="float" office:value="585" table:formula="of:=MAX([.B27]-10; [.C27]-20; [.B26]-15)+[.C4]" table:style-name="ce1">
            <text:p>585</text:p>
          </table:table-cell>
          <table:table-cell office:value-type="float" office:value="716" table:formula="of:=MAX([.C27]-10; [.D27]-20; [.C26]-15)+[.D4]" table:style-name="ce1">
            <text:p>716</text:p>
          </table:table-cell>
          <table:table-cell office:value-type="float" office:value="1022" table:formula="of:=MAX([.D27]-10; [.E27]-20; [.D26]-15)+[.E4]" table:style-name="ce1">
            <text:p>1022</text:p>
          </table:table-cell>
          <table:table-cell office:value-type="float" office:value="1030" table:formula="of:=MAX([.E27]-10; [.F27]-20; [.E26]-15)+[.F4]" table:style-name="ce1">
            <text:p>1030</text:p>
          </table:table-cell>
          <table:table-cell office:value-type="float" office:value="1053" table:formula="of:=MAX([.F27]-10; [.G27]-20; [.F26]-15)+[.G4]" table:style-name="ce1">
            <text:p>1053</text:p>
          </table:table-cell>
          <table:table-cell office:value-type="float" office:value="1108" table:formula="of:=MAX([.G27]-10; [.H27]-20; [.G26]-15)+[.H4]" table:style-name="ce1">
            <text:p>1108</text:p>
          </table:table-cell>
          <table:table-cell office:value-type="float" office:value="1241" table:formula="of:=MAX([.H27]-10; [.I27]-20; [.H26]-15)+[.I4]" table:style-name="ce1">
            <text:p>1241</text:p>
          </table:table-cell>
          <table:table-cell office:value-type="float" office:value="1316" table:formula="of:=MAX([.I27]-10; [.J27]-20; [.I26]-15)+[.J4]" table:style-name="ce1">
            <text:p>1316</text:p>
          </table:table-cell>
          <table:table-cell office:value-type="float" office:value="1388" table:formula="of:=MAX([.J27]-10; [.K27]-20; [.J26]-15)+[.K4]" table:style-name="ce1">
            <text:p>1388</text:p>
          </table:table-cell>
          <table:table-cell office:value-type="float" office:value="1421" table:formula="of:=MAX([.K27]-10; [.L27]-20; [.K26]-15)+[.L4]" table:style-name="ce1">
            <text:p>1421</text:p>
          </table:table-cell>
          <table:table-cell office:value-type="float" office:value="1422" table:formula="of:=MAX([.L27]-10; [.M27]-20; [.L26]-15)+[.M4]" table:style-name="ce1">
            <text:p>1422</text:p>
          </table:table-cell>
          <table:table-cell office:value-type="float" office:value="1484" table:formula="of:=MAX([.M27]-10; [.N27]-20; [.M26]-15)+[.N4]" table:style-name="ce1">
            <text:p>1484</text:p>
          </table:table-cell>
          <table:table-cell office:value-type="float" office:value="1589" table:formula="of:=MAX([.N27]-10; [.O27]-20; [.N26]-15)+[.O4]" table:style-name="ce1">
            <text:p>1589</text:p>
          </table:table-cell>
          <table:table-cell office:value-type="float" office:value="1656" table:formula="of:=MAX([.O27]-10; [.P27]-20; [.O26]-15)+[.P4]" table:style-name="ce1">
            <text:p>1656</text:p>
          </table:table-cell>
          <table:table-cell office:value-type="float" office:value="1733" table:formula="of:=MAX([.P27]-10; [.Q27]-20; [.P26]-15)+[.Q4]" table:style-name="ce1">
            <text:p>1733</text:p>
          </table:table-cell>
          <table:table-cell office:value-type="float" office:value="1772" table:formula="of:=MAX([.Q27]-10; [.R27]-20; [.Q26]-15)+[.R4]" table:style-name="ce1">
            <text:p>1772</text:p>
          </table:table-cell>
          <table:table-cell office:value-type="float" office:value="1854" table:formula="of:=MAX([.R27]-10; [.S27]-20; [.R26]-15)+[.S4]" table:style-name="ce1">
            <text:p>1854</text:p>
          </table:table-cell>
          <table:table-cell office:value-type="float" office:value="1924" table:formula="of:=MAX([.S27]-10; [.T27]-20; [.S26]-15)+[.T4]" table:style-name="ce1">
            <text:p>1924</text:p>
          </table:table-cell>
          <table:table-cell office:value-type="float" office:value="2004" table:formula="of:=MAX([.T27]-10; [.U27]-20; [.T26]-15)+[.U4]" table:style-name="ce1">
            <text:p>200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68" table:formula="of:=[.B28]+[.B5]-20" table:style-name="ce5">
            <text:p>468</text:p>
          </table:table-cell>
          <table:table-cell office:value-type="float" office:value="592" table:formula="of:=MAX([.B28]-10; [.C28]-20; [.B27]-15)+[.C5]" table:style-name="ce1">
            <text:p>592</text:p>
          </table:table-cell>
          <table:table-cell office:value-type="float" office:value="715" table:formula="of:=MAX([.C28]-10; [.D28]-20; [.C27]-15)+[.D5]" table:style-name="ce1">
            <text:p>715</text:p>
          </table:table-cell>
          <table:table-cell office:value-type="float" office:value="977" table:formula="of:=MAX([.D28]-10; [.E28]-20; [.D27]-15)+[.E5]" table:style-name="ce1">
            <text:p>977</text:p>
          </table:table-cell>
          <table:table-cell office:value-type="float" office:value="973" table:formula="of:=MAX([.E28]-10; [.F28]-20; [.E27]-15)+[.F5]" table:style-name="ce1">
            <text:p>973</text:p>
          </table:table-cell>
          <table:table-cell office:value-type="float" office:value="985" table:formula="of:=MAX([.F28]-10; [.G28]-20; [.F27]-15)+[.G5]" table:style-name="ce1">
            <text:p>985</text:p>
          </table:table-cell>
          <table:table-cell office:value-type="float" office:value="1056" table:formula="of:=MAX([.G28]-10; [.H28]-20; [.G27]-15)+[.H5]" table:style-name="ce1">
            <text:p>1056</text:p>
          </table:table-cell>
          <table:table-cell office:value-type="float" office:value="1225" table:formula="of:=MAX([.H28]-10; [.I28]-20; [.H27]-15)+[.I5]" table:style-name="ce1">
            <text:p>1225</text:p>
          </table:table-cell>
          <table:table-cell office:value-type="float" office:value="1278" table:formula="of:=MAX([.I28]-10; [.J28]-20; [.I27]-15)+[.J5]" table:style-name="ce1">
            <text:p>1278</text:p>
          </table:table-cell>
          <table:table-cell office:value-type="float" office:value="1301" table:formula="of:=MAX([.J28]-10; [.K28]-20; [.J27]-15)+[.K5]" table:style-name="ce1">
            <text:p>1301</text:p>
          </table:table-cell>
          <table:table-cell office:value-type="float" office:value="1363" table:formula="of:=MAX([.K28]-10; [.L28]-20; [.K27]-15)+[.L5]" table:style-name="ce1">
            <text:p>1363</text:p>
          </table:table-cell>
          <table:table-cell office:value-type="float" office:value="1399" table:formula="of:=MAX([.L28]-10; [.M28]-20; [.L27]-15)+[.M5]" table:style-name="ce1">
            <text:p>1399</text:p>
          </table:table-cell>
          <table:table-cell office:value-type="float" office:value="1477" table:formula="of:=MAX([.M28]-10; [.N28]-20; [.M27]-15)+[.N5]" table:style-name="ce1">
            <text:p>1477</text:p>
          </table:table-cell>
          <table:table-cell office:value-type="float" office:value="1595" table:formula="of:=MAX([.N28]-10; [.O28]-20; [.N27]-15)+[.O5]" table:style-name="ce1">
            <text:p>1595</text:p>
          </table:table-cell>
          <table:table-cell office:value-type="float" office:value="1648" table:formula="of:=MAX([.O28]-10; [.P28]-20; [.O27]-15)+[.P5]" table:style-name="ce1">
            <text:p>1648</text:p>
          </table:table-cell>
          <table:table-cell office:value-type="float" office:value="1676" table:formula="of:=MAX([.P28]-10; [.Q28]-20; [.P27]-15)+[.Q5]" table:style-name="ce1">
            <text:p>1676</text:p>
          </table:table-cell>
          <table:table-cell office:value-type="float" office:value="1726" table:formula="of:=MAX([.Q28]-10; [.R28]-20; [.Q27]-15)+[.R5]" table:style-name="ce1">
            <text:p>1726</text:p>
          </table:table-cell>
          <table:table-cell office:value-type="float" office:value="1789" table:formula="of:=MAX([.R28]-10; [.S28]-20; [.R27]-15)+[.S5]" table:style-name="ce1">
            <text:p>1789</text:p>
          </table:table-cell>
          <table:table-cell office:value-type="float" office:value="1939" table:formula="of:=MAX([.S28]-10; [.T28]-20; [.S27]-15)+[.T5]" table:style-name="ce1">
            <text:p>1939</text:p>
          </table:table-cell>
          <table:table-cell office:value-type="float" office:value="1935" table:formula="of:=MAX([.T28]-10; [.U28]-20; [.T27]-15)+[.U5]" table:style-name="ce1">
            <text:p>193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26" table:formula="of:=[.B29]+[.B6]-20" table:style-name="ce5">
            <text:p>426</text:p>
          </table:table-cell>
          <table:table-cell office:value-type="float" office:value="529" table:formula="of:=MAX([.B29]-10; [.C29]-20; [.B28]-15)+[.C6]" table:style-name="ce1">
            <text:p>529</text:p>
          </table:table-cell>
          <table:table-cell office:value-type="float" office:value="701" table:formula="of:=MAX([.C29]-10; [.D29]-20; [.C28]-15)+[.D6]" table:style-name="ce1">
            <text:p>701</text:p>
          </table:table-cell>
          <table:table-cell office:value-type="float" office:value="904" table:formula="of:=MAX([.D29]-10; [.E29]-20; [.D28]-15)+[.E6]" table:style-name="ce1">
            <text:p>904</text:p>
          </table:table-cell>
          <table:table-cell office:value-type="float" office:value="948" table:formula="of:=MAX([.E29]-10; [.F29]-20; [.E28]-15)+[.F6]" table:style-name="ce1">
            <text:p>948</text:p>
          </table:table-cell>
          <table:table-cell office:value-type="float" office:value="996" table:formula="of:=MAX([.F29]-10; [.G29]-20; [.F28]-15)+[.G6]" table:style-name="ce1">
            <text:p>996</text:p>
          </table:table-cell>
          <table:table-cell office:value-type="float" office:value="1065" table:formula="of:=MAX([.G29]-10; [.H29]-20; [.G28]-15)+[.H6]" table:style-name="ce1">
            <text:p>1065</text:p>
          </table:table-cell>
          <table:table-cell office:value-type="float" office:value="1149" table:formula="of:=MAX([.H29]-10; [.I29]-20; [.H28]-15)+[.I6]" table:style-name="ce1">
            <text:p>1149</text:p>
          </table:table-cell>
          <table:table-cell office:value-type="float" office:value="1214" table:formula="of:=MAX([.I29]-10; [.J29]-20; [.I28]-15)+[.J6]" table:style-name="ce1">
            <text:p>1214</text:p>
          </table:table-cell>
          <table:table-cell office:value-type="float" office:value="1305" table:formula="of:=MAX([.J29]-10; [.K29]-20; [.J28]-15)+[.K6]" table:style-name="ce1">
            <text:p>1305</text:p>
          </table:table-cell>
          <table:table-cell office:value-type="float" office:value="1353" table:formula="of:=MAX([.K29]-10; [.L29]-20; [.K28]-15)+[.L6]" table:style-name="ce1">
            <text:p>1353</text:p>
          </table:table-cell>
          <table:table-cell office:value-type="float" office:value="1346" table:formula="of:=MAX([.L29]-10; [.M29]-20; [.L28]-15)+[.M6]" table:style-name="ce1">
            <text:p>1346</text:p>
          </table:table-cell>
          <table:table-cell office:value-type="float" office:value="1380" table:formula="of:=MAX([.M29]-10; [.N29]-20; [.M28]-15)+[.N6]" table:style-name="ce1">
            <text:p>1380</text:p>
          </table:table-cell>
          <table:table-cell office:value-type="float" office:value="1528" table:formula="of:=MAX([.N29]-10; [.O29]-20; [.N28]-15)+[.O6]" table:style-name="ce1">
            <text:p>1528</text:p>
          </table:table-cell>
          <table:table-cell office:value-type="float" office:value="1518" table:formula="of:=MAX([.O29]-10; [.P29]-20; [.O28]-15)+[.P6]" table:style-name="ce1">
            <text:p>1518</text:p>
          </table:table-cell>
          <table:table-cell office:value-type="float" office:value="1598" table:formula="of:=MAX([.P29]-10; [.Q29]-20; [.P28]-15)+[.Q6]" table:style-name="ce1">
            <text:p>1598</text:p>
          </table:table-cell>
          <table:table-cell office:value-type="float" office:value="1712" table:formula="of:=MAX([.Q29]-10; [.R29]-20; [.Q28]-15)+[.R6]" table:style-name="ce1">
            <text:p>1712</text:p>
          </table:table-cell>
          <table:table-cell office:value-type="float" office:value="1728" table:formula="of:=MAX([.R29]-10; [.S29]-20; [.R28]-15)+[.S6]" table:style-name="ce1">
            <text:p>1728</text:p>
          </table:table-cell>
          <table:table-cell office:value-type="float" office:value="1901" table:formula="of:=MAX([.S29]-10; [.T29]-20; [.S28]-15)+[.T6]" table:style-name="ce1">
            <text:p>1901</text:p>
          </table:table-cell>
          <table:table-cell office:value-type="float" office:value="1948" table:formula="of:=MAX([.T29]-10; [.U29]-20; [.T28]-15)+[.U6]" table:style-name="ce1">
            <text:p>194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02" table:formula="of:=[.B30]+[.B7]-20" table:style-name="ce5">
            <text:p>402</text:p>
          </table:table-cell>
          <table:table-cell office:value-type="float" office:value="539" table:formula="of:=MAX([.B30]-10; [.C30]-20; [.B29]-15)+[.C7]" table:style-name="ce1">
            <text:p>539</text:p>
          </table:table-cell>
          <table:table-cell office:value-type="float" office:value="702" table:formula="of:=MAX([.C30]-10; [.D30]-20; [.C29]-15)+[.D7]" table:style-name="ce1">
            <text:p>702</text:p>
          </table:table-cell>
          <table:table-cell office:value-type="float" office:value="855" table:formula="of:=MAX([.D30]-10; [.E30]-20; [.D29]-15)+[.E7]" table:style-name="ce1">
            <text:p>855</text:p>
          </table:table-cell>
          <table:table-cell office:value-type="float" office:value="935" table:formula="of:=MAX([.E30]-10; [.F30]-20; [.E29]-15)+[.F7]" table:style-name="ce1">
            <text:p>935</text:p>
          </table:table-cell>
          <table:table-cell office:value-type="float" office:value="993" table:formula="of:=MAX([.F30]-10; [.G30]-20; [.F29]-15)+[.G7]" table:style-name="ce1">
            <text:p>993</text:p>
          </table:table-cell>
          <table:table-cell office:value-type="float" office:value="1078" table:formula="of:=MAX([.G30]-10; [.H30]-20; [.G29]-15)+[.H7]" table:style-name="ce1">
            <text:p>1078</text:p>
          </table:table-cell>
          <table:table-cell office:value-type="float" office:value="1067" table:formula="of:=MAX([.H30]-10; [.I30]-20; [.H29]-15)+[.I7]" table:style-name="ce1">
            <text:p>1067</text:p>
          </table:table-cell>
          <table:table-cell office:value-type="float" office:value="1181" table:formula="of:=MAX([.I30]-10; [.J30]-20; [.I29]-15)+[.J7]" table:style-name="ce1">
            <text:p>1181</text:p>
          </table:table-cell>
          <table:table-cell office:value-type="float" office:value="1255" table:formula="of:=MAX([.J30]-10; [.K30]-20; [.J29]-15)+[.K7]" table:style-name="ce1">
            <text:p>1255</text:p>
          </table:table-cell>
          <table:table-cell office:value-type="float" office:value="1253" table:formula="of:=MAX([.K30]-10; [.L30]-20; [.K29]-15)+[.L7]" table:style-name="ce1">
            <text:p>1253</text:p>
          </table:table-cell>
          <table:table-cell office:value-type="float" office:value="1304" table:formula="of:=MAX([.L30]-10; [.M30]-20; [.L29]-15)+[.M7]" table:style-name="ce1">
            <text:p>1304</text:p>
          </table:table-cell>
          <table:table-cell office:value-type="float" office:value="1377" table:formula="of:=MAX([.M30]-10; [.N30]-20; [.M29]-15)+[.N7]" table:style-name="ce1">
            <text:p>1377</text:p>
          </table:table-cell>
          <table:table-cell office:value-type="float" office:value="1476" table:formula="of:=MAX([.N30]-10; [.O30]-20; [.N29]-15)+[.O7]" table:style-name="ce1">
            <text:p>1476</text:p>
          </table:table-cell>
          <table:table-cell office:value-type="float" office:value="1520" table:formula="of:=MAX([.O30]-10; [.P30]-20; [.O29]-15)+[.P7]" table:style-name="ce1">
            <text:p>1520</text:p>
          </table:table-cell>
          <table:table-cell office:value-type="float" office:value="1591" table:formula="of:=MAX([.P30]-10; [.Q30]-20; [.P29]-15)+[.Q7]" table:style-name="ce1">
            <text:p>1591</text:p>
          </table:table-cell>
          <table:table-cell office:value-type="float" office:value="1710" table:formula="of:=MAX([.Q30]-10; [.R30]-20; [.Q29]-15)+[.R7]" table:style-name="ce1">
            <text:p>1710</text:p>
          </table:table-cell>
          <table:table-cell office:value-type="float" office:value="1746" table:formula="of:=MAX([.R30]-10; [.S30]-20; [.R29]-15)+[.S7]" table:style-name="ce1">
            <text:p>1746</text:p>
          </table:table-cell>
          <table:table-cell office:value-type="float" office:value="1849" table:formula="of:=MAX([.S30]-10; [.T30]-20; [.S29]-15)+[.T7]" table:style-name="ce1">
            <text:p>1849</text:p>
          </table:table-cell>
          <table:table-cell office:value-type="float" office:value="1910" table:formula="of:=MAX([.T30]-10; [.U30]-20; [.T29]-15)+[.U7]" table:style-name="ce1">
            <text:p>191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09" table:formula="of:=[.B31]+[.B8]-20" table:style-name="ce5">
            <text:p>409</text:p>
          </table:table-cell>
          <table:table-cell office:value-type="float" office:value="505" table:formula="of:=MAX([.B31]-10; [.C31]-20; [.B30]-15)+[.C8]" table:style-name="ce1">
            <text:p>505</text:p>
          </table:table-cell>
          <table:table-cell office:value-type="float" office:value="703" table:formula="of:=MAX([.C31]-10; [.D31]-20; [.C30]-15)+[.D8]" table:style-name="ce1">
            <text:p>703</text:p>
          </table:table-cell>
          <table:table-cell office:value-type="float" office:value="796" table:formula="of:=MAX([.D31]-10; [.E31]-20; [.D30]-15)+[.E8]" table:style-name="ce1">
            <text:p>796</text:p>
          </table:table-cell>
          <table:table-cell office:value-type="float" office:value="816" table:formula="of:=MAX([.E31]-10; [.F31]-20; [.E30]-15)+[.F8]" table:style-name="ce1">
            <text:p>816</text:p>
          </table:table-cell>
          <table:table-cell office:value-type="float" office:value="836" table:formula="of:=MAX([.F31]-10; [.G31]-20; [.F30]-15)+[.G8]" table:style-name="ce1">
            <text:p>836</text:p>
          </table:table-cell>
          <table:table-cell office:value-type="float" office:value="1052" table:formula="of:=MAX([.G31]-10; [.H31]-20; [.G30]-15)+[.H8]" table:style-name="ce1">
            <text:p>1052</text:p>
          </table:table-cell>
          <table:table-cell office:value-type="float" office:value="1049" table:formula="of:=MAX([.H31]-10; [.I31]-20; [.H30]-15)+[.I8]" table:style-name="ce1">
            <text:p>1049</text:p>
          </table:table-cell>
          <table:table-cell office:value-type="float" office:value="1133" table:formula="of:=MAX([.I31]-10; [.J31]-20; [.I30]-15)+[.J8]" table:style-name="ce1">
            <text:p>1133</text:p>
          </table:table-cell>
          <table:table-cell office:value-type="float" office:value="1165" table:formula="of:=MAX([.J31]-10; [.K31]-20; [.J30]-15)+[.K8]" table:style-name="ce1">
            <text:p>1165</text:p>
          </table:table-cell>
          <table:table-cell office:value-type="float" office:value="1250" table:formula="of:=MAX([.K31]-10; [.L31]-20; [.K30]-15)+[.L8]" table:style-name="ce1">
            <text:p>1250</text:p>
          </table:table-cell>
          <table:table-cell office:value-type="float" office:value="1249" table:formula="of:=MAX([.L31]-10; [.M31]-20; [.L30]-15)+[.M8]" table:style-name="ce1">
            <text:p>1249</text:p>
          </table:table-cell>
          <table:table-cell office:value-type="float" office:value="1349" table:formula="of:=MAX([.M31]-10; [.N31]-20; [.M30]-15)+[.N8]" table:style-name="ce1">
            <text:p>1349</text:p>
          </table:table-cell>
          <table:table-cell office:value-type="float" office:value="1417" table:formula="of:=MAX([.N31]-10; [.O31]-20; [.N30]-15)+[.O8]" table:style-name="ce1">
            <text:p>1417</text:p>
          </table:table-cell>
          <table:table-cell office:value-type="float" office:value="1497" table:formula="of:=MAX([.O31]-10; [.P31]-20; [.O30]-15)+[.P8]" table:style-name="ce1">
            <text:p>1497</text:p>
          </table:table-cell>
          <table:table-cell office:value-type="float" office:value="1580" table:formula="of:=MAX([.P31]-10; [.Q31]-20; [.P30]-15)+[.Q8]" table:style-name="ce1">
            <text:p>1580</text:p>
          </table:table-cell>
          <table:table-cell office:value-type="float" office:value="1631" table:formula="of:=MAX([.Q31]-10; [.R31]-20; [.Q30]-15)+[.R8]" table:style-name="ce1">
            <text:p>1631</text:p>
          </table:table-cell>
          <table:table-cell office:value-type="float" office:value="1691" table:formula="of:=MAX([.R31]-10; [.S31]-20; [.R30]-15)+[.S8]" table:style-name="ce1">
            <text:p>1691</text:p>
          </table:table-cell>
          <table:table-cell office:value-type="float" office:value="1773" table:formula="of:=MAX([.S31]-10; [.T31]-20; [.S30]-15)+[.T8]" table:style-name="ce1">
            <text:p>1773</text:p>
          </table:table-cell>
          <table:table-cell office:value-type="float" office:value="1765" table:formula="of:=MAX([.T31]-10; [.U31]-20; [.T30]-15)+[.U8]" table:style-name="ce1">
            <text:p>17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68" table:formula="of:=[.B32]+[.B9]-20" table:style-name="ce5">
            <text:p>368</text:p>
          </table:table-cell>
          <table:table-cell office:value-type="float" office:value="430" table:formula="of:=MAX([.B32]-10; [.C32]-20; [.B31]-15)+[.C9]" table:style-name="ce1">
            <text:p>430</text:p>
          </table:table-cell>
          <table:table-cell office:value-type="float" office:value="719" table:formula="of:=MAX([.C32]-10; [.D32]-20; [.C31]-15)+[.D9]" table:style-name="ce1">
            <text:p>719</text:p>
          </table:table-cell>
          <table:table-cell office:value-type="float" office:value="721" table:formula="of:=MAX([.D32]-10; [.E32]-20; [.D31]-15)+[.E9]" table:style-name="ce1">
            <text:p>721</text:p>
          </table:table-cell>
          <table:table-cell office:value-type="float" office:value="756" table:formula="of:=MAX([.E32]-10; [.F32]-20; [.E31]-15)+[.F9]" table:style-name="ce1">
            <text:p>756</text:p>
          </table:table-cell>
          <table:table-cell office:value-type="float" office:value="819" table:formula="of:=MAX([.F32]-10; [.G32]-20; [.F31]-15)+[.G9]" table:style-name="ce1">
            <text:p>819</text:p>
          </table:table-cell>
          <table:table-cell office:value-type="float" office:value="1036" table:formula="of:=MAX([.G32]-10; [.H32]-20; [.G31]-15)+[.H9]" table:style-name="ce1">
            <text:p>1036</text:p>
          </table:table-cell>
          <table:table-cell office:value-type="float" office:value="1046" table:formula="of:=MAX([.H32]-10; [.I32]-20; [.H31]-15)+[.I9]" table:style-name="ce1">
            <text:p>1046</text:p>
          </table:table-cell>
          <table:table-cell office:value-type="float" office:value="1072" table:formula="of:=MAX([.I32]-10; [.J32]-20; [.I31]-15)+[.J9]" table:style-name="ce1">
            <text:p>1072</text:p>
          </table:table-cell>
          <table:table-cell office:value-type="float" office:value="1145" table:formula="of:=MAX([.J32]-10; [.K32]-20; [.J31]-15)+[.K9]" table:style-name="ce1">
            <text:p>1145</text:p>
          </table:table-cell>
          <table:table-cell office:value-type="float" office:value="1195" table:formula="of:=MAX([.K32]-10; [.L32]-20; [.K31]-15)+[.L9]" table:style-name="ce1">
            <text:p>1195</text:p>
          </table:table-cell>
          <table:table-cell office:value-type="float" office:value="1256" table:formula="of:=MAX([.L32]-10; [.M32]-20; [.L31]-15)+[.M9]" table:style-name="ce1">
            <text:p>1256</text:p>
          </table:table-cell>
          <table:table-cell office:value-type="float" office:value="1317" table:formula="of:=MAX([.M32]-10; [.N32]-20; [.M31]-15)+[.N9]" table:style-name="ce1">
            <text:p>1317</text:p>
          </table:table-cell>
          <table:table-cell office:value-type="float" office:value="1338" table:formula="of:=MAX([.N32]-10; [.O32]-20; [.N31]-15)+[.O9]" table:style-name="ce1">
            <text:p>1338</text:p>
          </table:table-cell>
          <table:table-cell office:value-type="float" office:value="1410" table:formula="of:=MAX([.O32]-10; [.P32]-20; [.O31]-15)+[.P9]" table:style-name="ce1">
            <text:p>1410</text:p>
          </table:table-cell>
          <table:table-cell office:value-type="float" office:value="1471" table:formula="of:=MAX([.P32]-10; [.Q32]-20; [.P31]-15)+[.Q9]" table:style-name="ce1">
            <text:p>1471</text:p>
          </table:table-cell>
          <table:table-cell office:value-type="float" office:value="1492" table:formula="of:=MAX([.Q32]-10; [.R32]-20; [.Q31]-15)+[.R9]" table:style-name="ce1">
            <text:p>1492</text:p>
          </table:table-cell>
          <table:table-cell office:value-type="float" office:value="1631" table:formula="of:=MAX([.R32]-10; [.S32]-20; [.R31]-15)+[.S9]" table:style-name="ce1">
            <text:p>1631</text:p>
          </table:table-cell>
          <table:table-cell office:value-type="float" office:value="1693" table:formula="of:=MAX([.S32]-10; [.T32]-20; [.S31]-15)+[.T9]" table:style-name="ce1">
            <text:p>1693</text:p>
          </table:table-cell>
          <table:table-cell office:value-type="float" office:value="1711" table:formula="of:=MAX([.T32]-10; [.U32]-20; [.T31]-15)+[.U9]" table:style-name="ce1">
            <text:p>171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3" table:formula="of:=[.B33]+[.B10]-20" table:style-name="ce5">
            <text:p>343</text:p>
          </table:table-cell>
          <table:table-cell office:value-type="float" office:value="395" table:formula="of:=MAX([.B33]-10; [.C33]-20; [.B32]-15)+[.C10]" table:style-name="ce1">
            <text:p>395</text:p>
          </table:table-cell>
          <table:table-cell office:value-type="float" office:value="694" table:formula="of:=MAX([.C33]-10; [.D33]-20; [.C32]-15)+[.D10]" table:style-name="ce1">
            <text:p>694</text:p>
          </table:table-cell>
          <table:table-cell office:value-type="float" office:value="716" table:formula="of:=MAX([.D33]-10; [.E33]-20; [.D32]-15)+[.E10]" table:style-name="ce1">
            <text:p>716</text:p>
          </table:table-cell>
          <table:table-cell office:value-type="float" office:value="735" table:formula="of:=MAX([.E33]-10; [.F33]-20; [.E32]-15)+[.F10]" table:style-name="ce1">
            <text:p>735</text:p>
          </table:table-cell>
          <table:table-cell office:value-type="float" office:value="788" table:formula="of:=MAX([.F33]-10; [.G33]-20; [.F32]-15)+[.G10]" table:style-name="ce1">
            <text:p>788</text:p>
          </table:table-cell>
          <table:table-cell office:value-type="float" office:value="960" table:formula="of:=MAX([.G33]-10; [.H33]-20; [.G32]-15)+[.H10]" table:style-name="ce1">
            <text:p>960</text:p>
          </table:table-cell>
          <table:table-cell office:value-type="float" office:value="984" table:formula="of:=MAX([.H33]-10; [.I33]-20; [.H32]-15)+[.I10]" table:style-name="ce1">
            <text:p>984</text:p>
          </table:table-cell>
          <table:table-cell office:value-type="float" office:value="1005" table:formula="of:=MAX([.I33]-10; [.J33]-20; [.I32]-15)+[.J10]" table:style-name="ce1">
            <text:p>1005</text:p>
          </table:table-cell>
          <table:table-cell office:value-type="float" office:value="1103" table:formula="of:=MAX([.J33]-10; [.K33]-20; [.J32]-15)+[.K10]" table:style-name="ce1">
            <text:p>1103</text:p>
          </table:table-cell>
          <table:table-cell office:value-type="float" office:value="1138" table:formula="of:=MAX([.K33]-10; [.L33]-20; [.K32]-15)+[.L10]" table:style-name="ce1">
            <text:p>1138</text:p>
          </table:table-cell>
          <table:table-cell office:value-type="float" office:value="1247" table:formula="of:=MAX([.L33]-10; [.M33]-20; [.L32]-15)+[.M10]" table:style-name="ce1">
            <text:p>1247</text:p>
          </table:table-cell>
          <table:table-cell office:value-type="float" office:value="1286" table:formula="of:=MAX([.M33]-10; [.N33]-20; [.M32]-15)+[.N10]" table:style-name="ce1">
            <text:p>1286</text:p>
          </table:table-cell>
          <table:table-cell office:value-type="float" office:value="1336" table:formula="of:=MAX([.N33]-10; [.O33]-20; [.N32]-15)+[.O10]" table:style-name="ce1">
            <text:p>1336</text:p>
          </table:table-cell>
          <table:table-cell office:value-type="float" office:value="1410" table:formula="of:=MAX([.O33]-10; [.P33]-20; [.O32]-15)+[.P10]" table:style-name="ce1">
            <text:p>1410</text:p>
          </table:table-cell>
          <table:table-cell office:value-type="float" office:value="1434" table:formula="of:=MAX([.P33]-10; [.Q33]-20; [.P32]-15)+[.Q10]" table:style-name="ce1">
            <text:p>1434</text:p>
          </table:table-cell>
          <table:table-cell office:value-type="float" office:value="1507" table:formula="of:=MAX([.Q33]-10; [.R33]-20; [.Q32]-15)+[.R10]" table:style-name="ce1">
            <text:p>1507</text:p>
          </table:table-cell>
          <table:table-cell office:value-type="float" office:value="1554" table:formula="of:=MAX([.R33]-10; [.S33]-20; [.R32]-15)+[.S10]" table:style-name="ce1">
            <text:p>1554</text:p>
          </table:table-cell>
          <table:table-cell office:value-type="float" office:value="1551" table:formula="of:=MAX([.S33]-10; [.T33]-20; [.S32]-15)+[.T10]" table:style-name="ce1">
            <text:p>1551</text:p>
          </table:table-cell>
          <table:table-cell office:value-type="float" office:value="1575" table:formula="of:=MAX([.T33]-10; [.U33]-20; [.T32]-15)+[.U10]" table:style-name="ce1">
            <text:p>157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2" table:formula="of:=[.B34]+[.B11]-20" table:style-name="ce5">
            <text:p>332</text:p>
          </table:table-cell>
          <table:table-cell office:value-type="float" office:value="354" table:formula="of:=MAX([.B34]-10; [.C34]-20; [.B33]-15)+[.C11]" table:style-name="ce1">
            <text:p>354</text:p>
          </table:table-cell>
          <table:table-cell office:value-type="float" office:value="711" table:formula="of:=MAX([.C34]-10; [.D34]-20; [.C33]-15)+[.D11]" table:style-name="ce1">
            <text:p>711</text:p>
          </table:table-cell>
          <table:table-cell office:value-type="float" office:value="720" table:formula="of:=MAX([.D34]-10; [.E34]-20; [.D33]-15)+[.E11]" table:style-name="ce1">
            <text:p>720</text:p>
          </table:table-cell>
          <table:table-cell office:value-type="float" office:value="746" table:formula="of:=MAX([.E34]-10; [.F34]-20; [.E33]-15)+[.F11]" table:style-name="ce1">
            <text:p>746</text:p>
          </table:table-cell>
          <table:table-cell office:value-type="float" office:value="772" table:formula="of:=MAX([.F34]-10; [.G34]-20; [.F33]-15)+[.G11]" table:style-name="ce1">
            <text:p>772</text:p>
          </table:table-cell>
          <table:table-cell office:value-type="float" office:value="905" table:formula="of:=MAX([.G34]-10; [.H34]-20; [.G33]-15)+[.H11]" table:style-name="ce1">
            <text:p>905</text:p>
          </table:table-cell>
          <table:table-cell office:value-type="float" office:value="967" table:formula="of:=MAX([.H34]-10; [.I34]-20; [.H33]-15)+[.I11]" table:style-name="ce1">
            <text:p>967</text:p>
          </table:table-cell>
          <table:table-cell office:value-type="float" office:value="975" table:formula="of:=MAX([.I34]-10; [.J34]-20; [.I33]-15)+[.J11]" table:style-name="ce1">
            <text:p>975</text:p>
          </table:table-cell>
          <table:table-cell office:value-type="float" office:value="1050" table:formula="of:=MAX([.J34]-10; [.K34]-20; [.J33]-15)+[.K11]" table:style-name="ce1">
            <text:p>1050</text:p>
          </table:table-cell>
          <table:table-cell office:value-type="float" office:value="1129" table:formula="of:=MAX([.K34]-10; [.L34]-20; [.K33]-15)+[.L11]" table:style-name="ce1">
            <text:p>1129</text:p>
          </table:table-cell>
          <table:table-cell office:value-type="float" office:value="1175" table:formula="of:=MAX([.L34]-10; [.M34]-20; [.L33]-15)+[.M11]" table:style-name="ce1">
            <text:p>1175</text:p>
          </table:table-cell>
          <table:table-cell office:value-type="float" office:value="1256" table:formula="of:=MAX([.M34]-10; [.N34]-20; [.M33]-15)+[.N11]" table:style-name="ce1">
            <text:p>1256</text:p>
          </table:table-cell>
          <table:table-cell office:value-type="float" office:value="1295" table:formula="of:=MAX([.N34]-10; [.O34]-20; [.N33]-15)+[.O11]" table:style-name="ce1">
            <text:p>1295</text:p>
          </table:table-cell>
          <table:table-cell office:value-type="float" office:value="1349" table:formula="of:=MAX([.O34]-10; [.P34]-20; [.O33]-15)+[.P11]" table:style-name="ce1">
            <text:p>1349</text:p>
          </table:table-cell>
          <table:table-cell office:value-type="float" office:value="1341" table:formula="of:=MAX([.P34]-10; [.Q34]-20; [.P33]-15)+[.Q11]" table:style-name="ce1">
            <text:p>1341</text:p>
          </table:table-cell>
          <table:table-cell office:value-type="float" office:value="1335" table:formula="of:=MAX([.Q34]-10; [.R34]-20; [.Q33]-15)+[.R11]" table:style-name="ce1">
            <text:p>1335</text:p>
          </table:table-cell>
          <table:table-cell office:value-type="float" office:value="1340" table:formula="of:=MAX([.R34]-10; [.S34]-20; [.R33]-15)+[.S11]" table:style-name="ce1">
            <text:p>1340</text:p>
          </table:table-cell>
          <table:table-cell office:value-type="float" office:value="1397" table:formula="of:=MAX([.S34]-10; [.T34]-20; [.S33]-15)+[.T11]" table:style-name="ce1">
            <text:p>1397</text:p>
          </table:table-cell>
          <table:table-cell office:value-type="float" office:value="1512" table:formula="of:=MAX([.T34]-10; [.U34]-20; [.T33]-15)+[.U11]" table:style-name="ce1">
            <text:p>15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8" table:formula="of:=[.B35]+[.B12]-20" table:style-name="ce5">
            <text:p>338</text:p>
          </table:table-cell>
          <table:table-cell office:value-type="float" office:value="354" table:formula="of:=MAX([.B35]-10; [.C35]-20; [.B34]-15)+[.C12]" table:style-name="ce1">
            <text:p>354</text:p>
          </table:table-cell>
          <table:table-cell office:value-type="float" office:value="643" table:formula="of:=MAX([.C35]-10; [.D35]-20; [.C34]-15)+[.D12]" table:style-name="ce1">
            <text:p>643</text:p>
          </table:table-cell>
          <table:table-cell office:value-type="float" office:value="654" table:formula="of:=MAX([.D35]-10; [.E35]-20; [.D34]-15)+[.E12]" table:style-name="ce1">
            <text:p>654</text:p>
          </table:table-cell>
          <table:table-cell office:value-type="float" office:value="688" table:formula="of:=MAX([.E35]-10; [.F35]-20; [.E34]-15)+[.F12]" table:style-name="ce1">
            <text:p>688</text:p>
          </table:table-cell>
          <table:table-cell office:value-type="float" office:value="788" table:formula="of:=MAX([.F35]-10; [.G35]-20; [.F34]-15)+[.G12]" table:style-name="ce1">
            <text:p>788</text:p>
          </table:table-cell>
          <table:table-cell office:value-type="float" office:value="839" table:formula="of:=MAX([.G35]-10; [.H35]-20; [.G34]-15)+[.H12]" table:style-name="ce1">
            <text:p>839</text:p>
          </table:table-cell>
          <table:table-cell office:value-type="float" office:value="837" table:formula="of:=MAX([.H35]-10; [.I35]-20; [.H34]-15)+[.I12]" table:style-name="ce1">
            <text:p>837</text:p>
          </table:table-cell>
          <table:table-cell office:value-type="float" office:value="966" table:formula="of:=MAX([.I35]-10; [.J35]-20; [.I34]-15)+[.J12]" table:style-name="ce1">
            <text:p>966</text:p>
          </table:table-cell>
          <table:table-cell office:value-type="float" office:value="966" table:formula="of:=MAX([.J35]-10; [.K35]-20; [.J34]-15)+[.K12]" table:style-name="ce1">
            <text:p>966</text:p>
          </table:table-cell>
          <table:table-cell office:value-type="float" office:value="1054" table:formula="of:=MAX([.K35]-10; [.L35]-20; [.K34]-15)+[.L12]" table:style-name="ce1">
            <text:p>1054</text:p>
          </table:table-cell>
          <table:table-cell office:value-type="float" office:value="1131" table:formula="of:=MAX([.L35]-10; [.M35]-20; [.L34]-15)+[.M12]" table:style-name="ce1">
            <text:p>1131</text:p>
          </table:table-cell>
          <table:table-cell office:value-type="float" office:value="1151" table:formula="of:=MAX([.M35]-10; [.N35]-20; [.M34]-15)+[.N12]" table:style-name="ce1">
            <text:p>1151</text:p>
          </table:table-cell>
          <table:table-cell office:value-type="float" office:value="1175" table:formula="of:=MAX([.N35]-10; [.O35]-20; [.N34]-15)+[.O12]" table:style-name="ce1">
            <text:p>1175</text:p>
          </table:table-cell>
          <table:table-cell office:value-type="float" office:value="1183" table:formula="of:=MAX([.O35]-10; [.P35]-20; [.O34]-15)+[.P12]" table:style-name="ce1">
            <text:p>1183</text:p>
          </table:table-cell>
          <table:table-cell office:value-type="float" office:value="1205" table:formula="of:=MAX([.P35]-10; [.Q35]-20; [.P34]-15)+[.Q12]" table:style-name="ce1">
            <text:p>1205</text:p>
          </table:table-cell>
          <table:table-cell office:value-type="float" office:value="1227" table:formula="of:=MAX([.Q35]-10; [.R35]-20; [.Q34]-15)+[.R12]" table:style-name="ce1">
            <text:p>1227</text:p>
          </table:table-cell>
          <table:table-cell office:value-type="float" office:value="1278" table:formula="of:=MAX([.R35]-10; [.S35]-20; [.R34]-15)+[.S12]" table:style-name="ce1">
            <text:p>1278</text:p>
          </table:table-cell>
          <table:table-cell office:value-type="float" office:value="1348" table:formula="of:=MAX([.S35]-10; [.T35]-20; [.S34]-15)+[.T12]" table:style-name="ce1">
            <text:p>1348</text:p>
          </table:table-cell>
          <table:table-cell office:value-type="float" office:value="1451" table:formula="of:=MAX([.T35]-10; [.U35]-20; [.T34]-15)+[.U12]" table:style-name="ce1">
            <text:p>145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7" table:formula="of:=[.B36]+[.B13]-20" table:style-name="ce5">
            <text:p>327</text:p>
          </table:table-cell>
          <table:table-cell office:value-type="float" office:value="342" table:formula="of:=MAX([.B36]-10; [.C36]-20; [.B35]-15)+[.C13]" table:style-name="ce1">
            <text:p>342</text:p>
          </table:table-cell>
          <table:table-cell office:value-type="float" office:value="596" table:formula="of:=MAX([.C36]-10; [.D36]-20; [.C35]-15)+[.D13]" table:style-name="ce1">
            <text:p>596</text:p>
          </table:table-cell>
          <table:table-cell office:value-type="float" office:value="651" table:formula="of:=MAX([.D36]-10; [.E36]-20; [.D35]-15)+[.E13]" table:style-name="ce1">
            <text:p>651</text:p>
          </table:table-cell>
          <table:table-cell office:value-type="float" office:value="653" table:formula="of:=MAX([.E36]-10; [.F36]-20; [.E35]-15)+[.F13]" table:style-name="ce1">
            <text:p>653</text:p>
          </table:table-cell>
          <table:table-cell office:value-type="float" office:value="730" table:formula="of:=MAX([.F36]-10; [.G36]-20; [.F35]-15)+[.G13]" table:style-name="ce1">
            <text:p>730</text:p>
          </table:table-cell>
          <table:table-cell office:value-type="float" office:value="770" table:formula="of:=MAX([.G36]-10; [.H36]-20; [.G35]-15)+[.H13]" table:style-name="ce1">
            <text:p>770</text:p>
          </table:table-cell>
          <table:table-cell office:value-type="float" office:value="849" table:formula="of:=MAX([.H36]-10; [.I36]-20; [.H35]-15)+[.I13]" table:style-name="ce1">
            <text:p>849</text:p>
          </table:table-cell>
          <table:table-cell office:value-type="float" office:value="899" table:formula="of:=MAX([.I36]-10; [.J36]-20; [.I35]-15)+[.J13]" table:style-name="ce1">
            <text:p>899</text:p>
          </table:table-cell>
          <table:table-cell office:value-type="float" office:value="948" table:formula="of:=MAX([.J36]-10; [.K36]-20; [.J35]-15)+[.K13]" table:style-name="ce1">
            <text:p>948</text:p>
          </table:table-cell>
          <table:table-cell office:value-type="float" office:value="993" table:formula="of:=MAX([.K36]-10; [.L36]-20; [.K35]-15)+[.L13]" table:style-name="ce1">
            <text:p>993</text:p>
          </table:table-cell>
          <table:table-cell office:value-type="float" office:value="1003" table:formula="of:=MAX([.L36]-10; [.M36]-20; [.L35]-15)+[.M13]" table:style-name="ce1">
            <text:p>1003</text:p>
          </table:table-cell>
          <table:table-cell office:value-type="float" office:value="1018" table:formula="of:=MAX([.M36]-10; [.N36]-20; [.M35]-15)+[.N13]" table:style-name="ce1">
            <text:p>1018</text:p>
          </table:table-cell>
          <table:table-cell office:value-type="float" office:value="1066" table:formula="of:=MAX([.N36]-10; [.O36]-20; [.N35]-15)+[.O13]" table:style-name="ce1">
            <text:p>1066</text:p>
          </table:table-cell>
          <table:table-cell office:value-type="float" office:value="1073" table:formula="of:=MAX([.O36]-10; [.P36]-20; [.O35]-15)+[.P13]" table:style-name="ce1">
            <text:p>1073</text:p>
          </table:table-cell>
          <table:table-cell office:value-type="float" office:value="1085" table:formula="of:=MAX([.P36]-10; [.Q36]-20; [.P35]-15)+[.Q13]" table:style-name="ce1">
            <text:p>1085</text:p>
          </table:table-cell>
          <table:table-cell office:value-type="float" office:value="1169" table:formula="of:=MAX([.Q36]-10; [.R36]-20; [.Q35]-15)+[.R13]" table:style-name="ce1">
            <text:p>1169</text:p>
          </table:table-cell>
          <table:table-cell office:value-type="float" office:value="1235" table:formula="of:=MAX([.R36]-10; [.S36]-20; [.R35]-15)+[.S13]" table:style-name="ce1">
            <text:p>1235</text:p>
          </table:table-cell>
          <table:table-cell office:value-type="float" office:value="1296" table:formula="of:=MAX([.S36]-10; [.T36]-20; [.S35]-15)+[.T13]" table:style-name="ce1">
            <text:p>1296</text:p>
          </table:table-cell>
          <table:table-cell office:value-type="float" office:value="1383" table:formula="of:=MAX([.T36]-10; [.U36]-20; [.T35]-15)+[.U13]" table:style-name="ce1">
            <text:p>138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4" table:formula="of:=[.B37]+[.B14]-20" table:style-name="ce5">
            <text:p>304</text:p>
          </table:table-cell>
          <table:table-cell office:value-type="float" office:value="354" table:formula="of:=MAX([.B37]-10; [.C37]-20; [.B36]-15)+[.C14]" table:style-name="ce1">
            <text:p>354</text:p>
          </table:table-cell>
          <table:table-cell office:value-type="float" office:value="521" table:formula="of:=MAX([.C37]-10; [.D37]-20; [.C36]-15)+[.D14]" table:style-name="ce1">
            <text:p>521</text:p>
          </table:table-cell>
          <table:table-cell office:value-type="float" office:value="591" table:formula="of:=MAX([.D37]-10; [.E37]-20; [.D36]-15)+[.E14]" table:style-name="ce1">
            <text:p>591</text:p>
          </table:table-cell>
          <table:table-cell office:value-type="float" office:value="598" table:formula="of:=MAX([.E37]-10; [.F37]-20; [.E36]-15)+[.F14]" table:style-name="ce1">
            <text:p>598</text:p>
          </table:table-cell>
          <table:table-cell office:value-type="float" office:value="594" table:formula="of:=MAX([.F37]-10; [.G37]-20; [.F36]-15)+[.G14]" table:style-name="ce1">
            <text:p>594</text:p>
          </table:table-cell>
          <table:table-cell office:value-type="float" office:value="750" table:formula="of:=MAX([.G37]-10; [.H37]-20; [.G36]-15)+[.H14]" table:style-name="ce1">
            <text:p>750</text:p>
          </table:table-cell>
          <table:table-cell office:value-type="float" office:value="777" table:formula="of:=MAX([.H37]-10; [.I37]-20; [.H36]-15)+[.I14]" table:style-name="ce1">
            <text:p>777</text:p>
          </table:table-cell>
          <table:table-cell office:value-type="float" office:value="859" table:formula="of:=MAX([.I37]-10; [.J37]-20; [.I36]-15)+[.J14]" table:style-name="ce1">
            <text:p>859</text:p>
          </table:table-cell>
          <table:table-cell office:value-type="float" office:value="865" table:formula="of:=MAX([.J37]-10; [.K37]-20; [.J36]-15)+[.K14]" table:style-name="ce1">
            <text:p>865</text:p>
          </table:table-cell>
          <table:table-cell office:value-type="float" office:value="925" table:formula="of:=MAX([.K37]-10; [.L37]-20; [.K36]-15)+[.L14]" table:style-name="ce1">
            <text:p>925</text:p>
          </table:table-cell>
          <table:table-cell office:value-type="float" office:value="976" table:formula="of:=MAX([.L37]-10; [.M37]-20; [.L36]-15)+[.M14]" table:style-name="ce1">
            <text:p>976</text:p>
          </table:table-cell>
          <table:table-cell office:value-type="float" office:value="970" table:formula="of:=MAX([.M37]-10; [.N37]-20; [.M36]-15)+[.N14]" table:style-name="ce1">
            <text:p>970</text:p>
          </table:table-cell>
          <table:table-cell office:value-type="float" office:value="1033" table:formula="of:=MAX([.N37]-10; [.O37]-20; [.N36]-15)+[.O14]" table:style-name="ce1">
            <text:p>1033</text:p>
          </table:table-cell>
          <table:table-cell office:value-type="float" office:value="1060" table:formula="of:=MAX([.O37]-10; [.P37]-20; [.O36]-15)+[.P14]" table:style-name="ce1">
            <text:p>1060</text:p>
          </table:table-cell>
          <table:table-cell office:value-type="float" office:value="1062" table:formula="of:=MAX([.P37]-10; [.Q37]-20; [.P36]-15)+[.Q14]" table:style-name="ce1">
            <text:p>1062</text:p>
          </table:table-cell>
          <table:table-cell office:value-type="float" office:value="1153" table:formula="of:=MAX([.Q37]-10; [.R37]-20; [.Q36]-15)+[.R14]" table:style-name="ce1">
            <text:p>1153</text:p>
          </table:table-cell>
          <table:table-cell office:value-type="float" office:value="1169" table:formula="of:=MAX([.R37]-10; [.S37]-20; [.R36]-15)+[.S14]" table:style-name="ce1">
            <text:p>1169</text:p>
          </table:table-cell>
          <table:table-cell office:value-type="float" office:value="1286" table:formula="of:=MAX([.S37]-10; [.T37]-20; [.S36]-15)+[.T14]" table:style-name="ce1">
            <text:p>1286</text:p>
          </table:table-cell>
          <table:table-cell office:value-type="float" office:value="1326" table:formula="of:=MAX([.T37]-10; [.U37]-20; [.T36]-15)+[.U14]" table:style-name="ce1">
            <text:p>132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7" table:formula="of:=[.B38]+[.B15]-20" table:style-name="ce5">
            <text:p>227</text:p>
          </table:table-cell>
          <table:table-cell office:value-type="float" office:value="361" table:formula="of:=MAX([.B38]-10; [.C38]-20; [.B37]-15)+[.C15]" table:style-name="ce1">
            <text:p>361</text:p>
          </table:table-cell>
          <table:table-cell office:value-type="float" office:value="489" table:formula="of:=MAX([.C38]-10; [.D38]-20; [.C37]-15)+[.D15]" table:style-name="ce1">
            <text:p>489</text:p>
          </table:table-cell>
          <table:table-cell office:value-type="float" office:value="551" table:formula="of:=MAX([.D38]-10; [.E38]-20; [.D37]-15)+[.E15]" table:style-name="ce1">
            <text:p>551</text:p>
          </table:table-cell>
          <table:table-cell office:value-type="float" office:value="556" table:formula="of:=MAX([.E38]-10; [.F38]-20; [.E37]-15)+[.F15]" table:style-name="ce1">
            <text:p>556</text:p>
          </table:table-cell>
          <table:table-cell office:value-type="float" office:value="554" table:formula="of:=MAX([.F38]-10; [.G38]-20; [.F37]-15)+[.G15]" table:style-name="ce1">
            <text:p>554</text:p>
          </table:table-cell>
          <table:table-cell office:value-type="float" office:value="680" table:formula="of:=MAX([.G38]-10; [.H38]-20; [.G37]-15)+[.H15]" table:style-name="ce1">
            <text:p>680</text:p>
          </table:table-cell>
          <table:table-cell office:value-type="float" office:value="717" table:formula="of:=MAX([.H38]-10; [.I38]-20; [.H37]-15)+[.I15]" table:style-name="ce1">
            <text:p>717</text:p>
          </table:table-cell>
          <table:table-cell office:value-type="float" office:value="705" table:formula="of:=MAX([.I38]-10; [.J38]-20; [.I37]-15)+[.J15]" table:style-name="ce1">
            <text:p>705</text:p>
          </table:table-cell>
          <table:table-cell office:value-type="float" office:value="725" table:formula="of:=MAX([.J38]-10; [.K38]-20; [.J37]-15)+[.K15]" table:style-name="ce1">
            <text:p>725</text:p>
          </table:table-cell>
          <table:table-cell office:value-type="float" office:value="847" table:formula="of:=MAX([.K38]-10; [.L38]-20; [.K37]-15)+[.L15]" table:style-name="ce1">
            <text:p>847</text:p>
          </table:table-cell>
          <table:table-cell office:value-type="float" office:value="857" table:formula="of:=MAX([.L38]-10; [.M38]-20; [.L37]-15)+[.M15]" table:style-name="ce1">
            <text:p>857</text:p>
          </table:table-cell>
          <table:table-cell office:value-type="float" office:value="962" table:formula="of:=MAX([.M38]-10; [.N38]-20; [.M37]-15)+[.N15]" table:style-name="ce1">
            <text:p>962</text:p>
          </table:table-cell>
          <table:table-cell office:value-type="float" office:value="957" table:formula="of:=MAX([.N38]-10; [.O38]-20; [.N37]-15)+[.O15]" table:style-name="ce1">
            <text:p>957</text:p>
          </table:table-cell>
          <table:table-cell office:value-type="float" office:value="1032" table:formula="of:=MAX([.O38]-10; [.P38]-20; [.O37]-15)+[.P15]" table:style-name="ce1">
            <text:p>1032</text:p>
          </table:table-cell>
          <table:table-cell office:value-type="float" office:value="1048" table:formula="of:=MAX([.P38]-10; [.Q38]-20; [.P37]-15)+[.Q15]" table:style-name="ce1">
            <text:p>1048</text:p>
          </table:table-cell>
          <table:table-cell office:value-type="float" office:value="1126" table:formula="of:=MAX([.Q38]-10; [.R38]-20; [.Q37]-15)+[.R15]" table:style-name="ce1">
            <text:p>1126</text:p>
          </table:table-cell>
          <table:table-cell office:value-type="float" office:value="1182" table:formula="of:=MAX([.R38]-10; [.S38]-20; [.R37]-15)+[.S15]" table:style-name="ce1">
            <text:p>1182</text:p>
          </table:table-cell>
          <table:table-cell office:value-type="float" office:value="1226" table:formula="of:=MAX([.S38]-10; [.T38]-20; [.S37]-15)+[.T15]" table:style-name="ce1">
            <text:p>1226</text:p>
          </table:table-cell>
          <table:table-cell office:value-type="float" office:value="1252" table:formula="of:=MAX([.T38]-10; [.U38]-20; [.T37]-15)+[.U15]" table:style-name="ce1">
            <text:p>125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5" table:formula="of:=[.B39]+[.B16]-20" table:style-name="ce5">
            <text:p>245</text:p>
          </table:table-cell>
          <table:table-cell office:value-type="float" office:value="286" table:formula="of:=MAX([.B39]-10; [.C39]-20; [.B38]-15)+[.C16]" table:style-name="ce1">
            <text:p>286</text:p>
          </table:table-cell>
          <table:table-cell office:value-type="float" office:value="414" table:formula="of:=MAX([.C39]-10; [.D39]-20; [.C38]-15)+[.D16]" table:style-name="ce1">
            <text:p>414</text:p>
          </table:table-cell>
          <table:table-cell office:value-type="float" office:value="420" table:formula="of:=MAX([.D39]-10; [.E39]-20; [.D38]-15)+[.E16]" table:style-name="ce1">
            <text:p>420</text:p>
          </table:table-cell>
          <table:table-cell office:value-type="float" office:value="517" table:formula="of:=MAX([.E39]-10; [.F39]-20; [.E38]-15)+[.F16]" table:style-name="ce1">
            <text:p>517</text:p>
          </table:table-cell>
          <table:table-cell office:value-type="float" office:value="540" table:formula="of:=MAX([.F39]-10; [.G39]-20; [.F38]-15)+[.G16]" table:style-name="ce1">
            <text:p>540</text:p>
          </table:table-cell>
          <table:table-cell office:value-type="float" office:value="610" table:formula="of:=MAX([.G39]-10; [.H39]-20; [.G38]-15)+[.H16]" table:style-name="ce1">
            <text:p>610</text:p>
          </table:table-cell>
          <table:table-cell office:value-type="float" office:value="614" table:formula="of:=MAX([.H39]-10; [.I39]-20; [.H38]-15)+[.I16]" table:style-name="ce1">
            <text:p>614</text:p>
          </table:table-cell>
          <table:table-cell office:value-type="float" office:value="697" table:formula="of:=MAX([.I39]-10; [.J39]-20; [.I38]-15)+[.J16]" table:style-name="ce1">
            <text:p>697</text:p>
          </table:table-cell>
          <table:table-cell office:value-type="float" office:value="685" table:formula="of:=MAX([.J39]-10; [.K39]-20; [.J38]-15)+[.K16]" table:style-name="ce1">
            <text:p>685</text:p>
          </table:table-cell>
          <table:table-cell office:value-type="float" office:value="805" table:formula="of:=MAX([.K39]-10; [.L39]-20; [.K38]-15)+[.L16]" table:style-name="ce1">
            <text:p>805</text:p>
          </table:table-cell>
          <table:table-cell office:value-type="float" office:value="845" table:formula="of:=MAX([.L39]-10; [.M39]-20; [.L38]-15)+[.M16]" table:style-name="ce1">
            <text:p>845</text:p>
          </table:table-cell>
          <table:table-cell office:value-type="float" office:value="912" table:formula="of:=MAX([.M39]-10; [.N39]-20; [.M38]-15)+[.N16]" table:style-name="ce1">
            <text:p>912</text:p>
          </table:table-cell>
          <table:table-cell office:value-type="float" office:value="933" table:formula="of:=MAX([.N39]-10; [.O39]-20; [.N38]-15)+[.O16]" table:style-name="ce1">
            <text:p>933</text:p>
          </table:table-cell>
          <table:table-cell office:value-type="float" office:value="920" table:formula="of:=MAX([.O39]-10; [.P39]-20; [.O38]-15)+[.P16]" table:style-name="ce1">
            <text:p>920</text:p>
          </table:table-cell>
          <table:table-cell office:value-type="float" office:value="964" table:formula="of:=MAX([.P39]-10; [.Q39]-20; [.P38]-15)+[.Q16]" table:style-name="ce1">
            <text:p>964</text:p>
          </table:table-cell>
          <table:table-cell office:value-type="float" office:value="1025" table:formula="of:=MAX([.Q39]-10; [.R39]-20; [.Q38]-15)+[.R16]" table:style-name="ce1">
            <text:p>1025</text:p>
          </table:table-cell>
          <table:table-cell office:value-type="float" office:value="1053" table:formula="of:=MAX([.R39]-10; [.S39]-20; [.R38]-15)+[.S16]" table:style-name="ce1">
            <text:p>1053</text:p>
          </table:table-cell>
          <table:table-cell office:value-type="float" office:value="1042" table:formula="of:=MAX([.S39]-10; [.T39]-20; [.S38]-15)+[.T16]" table:style-name="ce1">
            <text:p>1042</text:p>
          </table:table-cell>
          <table:table-cell office:value-type="float" office:value="1080" table:formula="of:=MAX([.T39]-10; [.U39]-20; [.T38]-15)+[.U16]" table:style-name="ce1">
            <text:p>108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3" table:formula="of:=[.B40]+[.B17]-20" table:style-name="ce5">
            <text:p>213</text:p>
          </table:table-cell>
          <table:table-cell office:value-type="float" office:value="286" table:formula="of:=MAX([.B40]-10; [.C40]-20; [.B39]-15)+[.C17]" table:style-name="ce1">
            <text:p>286</text:p>
          </table:table-cell>
          <table:table-cell office:value-type="float" office:value="388" table:formula="of:=MAX([.C40]-10; [.D40]-20; [.C39]-15)+[.D17]" table:style-name="ce1">
            <text:p>388</text:p>
          </table:table-cell>
          <table:table-cell office:value-type="float" office:value="386" table:formula="of:=MAX([.D40]-10; [.E40]-20; [.D39]-15)+[.E17]" table:style-name="ce1">
            <text:p>386</text:p>
          </table:table-cell>
          <table:table-cell office:value-type="float" office:value="457" table:formula="of:=MAX([.E40]-10; [.F40]-20; [.E39]-15)+[.F17]" table:style-name="ce1">
            <text:p>457</text:p>
          </table:table-cell>
          <table:table-cell office:value-type="float" office:value="446" table:formula="of:=MAX([.F40]-10; [.G40]-20; [.F39]-15)+[.G17]" table:style-name="ce1">
            <text:p>446</text:p>
          </table:table-cell>
          <table:table-cell office:value-type="float" office:value="569" table:formula="of:=MAX([.G40]-10; [.H40]-20; [.G39]-15)+[.H17]" table:style-name="ce1">
            <text:p>569</text:p>
          </table:table-cell>
          <table:table-cell office:value-type="float" office:value="583" table:formula="of:=MAX([.H40]-10; [.I40]-20; [.H39]-15)+[.I17]" table:style-name="ce1">
            <text:p>583</text:p>
          </table:table-cell>
          <table:table-cell office:value-type="float" office:value="596" table:formula="of:=MAX([.I40]-10; [.J40]-20; [.I39]-15)+[.J17]" table:style-name="ce1">
            <text:p>596</text:p>
          </table:table-cell>
          <table:table-cell office:value-type="float" office:value="676" table:formula="of:=MAX([.J40]-10; [.K40]-20; [.J39]-15)+[.K17]" table:style-name="ce1">
            <text:p>676</text:p>
          </table:table-cell>
          <table:table-cell office:value-type="float" office:value="749" table:formula="of:=MAX([.K40]-10; [.L40]-20; [.K39]-15)+[.L17]" table:style-name="ce1">
            <text:p>749</text:p>
          </table:table-cell>
          <table:table-cell office:value-type="float" office:value="798" table:formula="of:=MAX([.L40]-10; [.M40]-20; [.L39]-15)+[.M17]" table:style-name="ce1">
            <text:p>798</text:p>
          </table:table-cell>
          <table:table-cell office:value-type="float" office:value="832" table:formula="of:=MAX([.M40]-10; [.N40]-20; [.M39]-15)+[.N17]" table:style-name="ce1">
            <text:p>832</text:p>
          </table:table-cell>
          <table:table-cell office:value-type="float" office:value="839" table:formula="of:=MAX([.N40]-10; [.O40]-20; [.N39]-15)+[.O17]" table:style-name="ce1">
            <text:p>839</text:p>
          </table:table-cell>
          <table:table-cell office:value-type="float" office:value="832" table:formula="of:=MAX([.O40]-10; [.P40]-20; [.O39]-15)+[.P17]" table:style-name="ce1">
            <text:p>832</text:p>
          </table:table-cell>
          <table:table-cell office:value-type="float" office:value="867" table:formula="of:=MAX([.P40]-10; [.Q40]-20; [.P39]-15)+[.Q17]" table:style-name="ce1">
            <text:p>867</text:p>
          </table:table-cell>
          <table:table-cell office:value-type="float" office:value="918" table:formula="of:=MAX([.Q40]-10; [.R40]-20; [.Q39]-15)+[.R17]" table:style-name="ce1">
            <text:p>918</text:p>
          </table:table-cell>
          <table:table-cell office:value-type="float" office:value="936" table:formula="of:=MAX([.R40]-10; [.S40]-20; [.R39]-15)+[.S17]" table:style-name="ce1">
            <text:p>936</text:p>
          </table:table-cell>
          <table:table-cell office:value-type="float" office:value="959" table:formula="of:=MAX([.S40]-10; [.T40]-20; [.S39]-15)+[.T17]" table:style-name="ce1">
            <text:p>959</text:p>
          </table:table-cell>
          <table:table-cell office:value-type="float" office:value="1075" table:formula="of:=MAX([.T40]-10; [.U40]-20; [.T39]-15)+[.U17]" table:style-name="ce1">
            <text:p>107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5" table:formula="of:=[.B41]+[.B18]-20" table:style-name="ce5">
            <text:p>205</text:p>
          </table:table-cell>
          <table:table-cell office:value-type="float" office:value="236" table:formula="of:=MAX([.B41]-10; [.C41]-20; [.B40]-15)+[.C18]" table:style-name="ce1">
            <text:p>236</text:p>
          </table:table-cell>
          <table:table-cell office:value-type="float" office:value="315" table:formula="of:=MAX([.C41]-10; [.D41]-20; [.C40]-15)+[.D18]" table:style-name="ce1">
            <text:p>315</text:p>
          </table:table-cell>
          <table:table-cell office:value-type="float" office:value="315" table:formula="of:=MAX([.D41]-10; [.E41]-20; [.D40]-15)+[.E18]" table:style-name="ce1">
            <text:p>315</text:p>
          </table:table-cell>
          <table:table-cell office:value-type="float" office:value="416" table:formula="of:=MAX([.E41]-10; [.F41]-20; [.E40]-15)+[.F18]" table:style-name="ce1">
            <text:p>416</text:p>
          </table:table-cell>
          <table:table-cell office:value-type="float" office:value="426" table:formula="of:=MAX([.F41]-10; [.G41]-20; [.F40]-15)+[.G18]" table:style-name="ce1">
            <text:p>426</text:p>
          </table:table-cell>
          <table:table-cell office:value-type="float" office:value="509" table:formula="of:=MAX([.G41]-10; [.H41]-20; [.G40]-15)+[.H18]" table:style-name="ce1">
            <text:p>509</text:p>
          </table:table-cell>
          <table:table-cell office:value-type="float" office:value="580" table:formula="of:=MAX([.H41]-10; [.I41]-20; [.H40]-15)+[.I18]" table:style-name="ce1">
            <text:p>580</text:p>
          </table:table-cell>
          <table:table-cell office:value-type="float" office:value="600" table:formula="of:=MAX([.I41]-10; [.J41]-20; [.I40]-15)+[.J18]" table:style-name="ce1">
            <text:p>600</text:p>
          </table:table-cell>
          <table:table-cell office:value-type="float" office:value="645" table:formula="of:=MAX([.J41]-10; [.K41]-20; [.J40]-15)+[.K18]" table:style-name="ce1">
            <text:p>645</text:p>
          </table:table-cell>
          <table:table-cell office:value-type="float" office:value="702" table:formula="of:=MAX([.K41]-10; [.L41]-20; [.K40]-15)+[.L18]" table:style-name="ce1">
            <text:p>702</text:p>
          </table:table-cell>
          <table:table-cell office:value-type="float" office:value="767" table:formula="of:=MAX([.L41]-10; [.M41]-20; [.L40]-15)+[.M18]" table:style-name="ce1">
            <text:p>767</text:p>
          </table:table-cell>
          <table:table-cell office:value-type="float" office:value="780" table:formula="of:=MAX([.M41]-10; [.N41]-20; [.M40]-15)+[.N18]" table:style-name="ce1">
            <text:p>780</text:p>
          </table:table-cell>
          <table:table-cell office:value-type="float" office:value="812" table:formula="of:=MAX([.N41]-10; [.O41]-20; [.N40]-15)+[.O18]" table:style-name="ce1">
            <text:p>812</text:p>
          </table:table-cell>
          <table:table-cell office:value-type="float" office:value="816" table:formula="of:=MAX([.O41]-10; [.P41]-20; [.O40]-15)+[.P18]" table:style-name="ce1">
            <text:p>816</text:p>
          </table:table-cell>
          <table:table-cell office:value-type="float" office:value="868" table:formula="of:=MAX([.P41]-10; [.Q41]-20; [.P40]-15)+[.Q18]" table:style-name="ce1">
            <text:p>868</text:p>
          </table:table-cell>
          <table:table-cell office:value-type="float" office:value="902" table:formula="of:=MAX([.Q41]-10; [.R41]-20; [.Q40]-15)+[.R18]" table:style-name="ce1">
            <text:p>902</text:p>
          </table:table-cell>
          <table:table-cell office:value-type="float" office:value="922" table:formula="of:=MAX([.R41]-10; [.S41]-20; [.R40]-15)+[.S18]" table:style-name="ce1">
            <text:p>922</text:p>
          </table:table-cell>
          <table:table-cell office:value-type="float" office:value="957" table:formula="of:=MAX([.S41]-10; [.T41]-20; [.S40]-15)+[.T18]" table:style-name="ce1">
            <text:p>957</text:p>
          </table:table-cell>
          <table:table-cell office:value-type="float" office:value="1040" table:formula="of:=MAX([.T41]-10; [.U41]-20; [.T40]-15)+[.U18]" table:style-name="ce1">
            <text:p>104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0" table:formula="of:=[.B42]+[.B19]-20" table:style-name="ce5">
            <text:p>130</text:p>
          </table:table-cell>
          <table:table-cell office:value-type="float" office:value="168" table:formula="of:=MAX([.B42]-10; [.C42]-20; [.B41]-15)+[.C19]" table:style-name="ce1">
            <text:p>168</text:p>
          </table:table-cell>
          <table:table-cell office:value-type="float" office:value="202" table:formula="of:=MAX([.C42]-10; [.D42]-20; [.C41]-15)+[.D19]" table:style-name="ce1">
            <text:p>202</text:p>
          </table:table-cell>
          <table:table-cell office:value-type="float" office:value="294" table:formula="of:=MAX([.D42]-10; [.E42]-20; [.D41]-15)+[.E19]" table:style-name="ce1">
            <text:p>294</text:p>
          </table:table-cell>
          <table:table-cell office:value-type="float" office:value="413" table:formula="of:=MAX([.E42]-10; [.F42]-20; [.E41]-15)+[.F19]" table:style-name="ce1">
            <text:p>413</text:p>
          </table:table-cell>
          <table:table-cell office:value-type="float" office:value="417" table:formula="of:=MAX([.F42]-10; [.G42]-20; [.F41]-15)+[.G19]" table:style-name="ce1">
            <text:p>417</text:p>
          </table:table-cell>
          <table:table-cell office:value-type="float" office:value="455" table:formula="of:=MAX([.G42]-10; [.H42]-20; [.G41]-15)+[.H19]" table:style-name="ce1">
            <text:p>455</text:p>
          </table:table-cell>
          <table:table-cell office:value-type="float" office:value="504" table:formula="of:=MAX([.H42]-10; [.I42]-20; [.H41]-15)+[.I19]" table:style-name="ce1">
            <text:p>504</text:p>
          </table:table-cell>
          <table:table-cell office:value-type="float" office:value="504" table:formula="of:=MAX([.I42]-10; [.J42]-20; [.I41]-15)+[.J19]" table:style-name="ce1">
            <text:p>504</text:p>
          </table:table-cell>
          <table:table-cell office:value-type="float" office:value="571" table:formula="of:=MAX([.J42]-10; [.K42]-20; [.J41]-15)+[.K19]" table:style-name="ce1">
            <text:p>571</text:p>
          </table:table-cell>
          <table:table-cell office:value-type="float" office:value="606" table:formula="of:=MAX([.K42]-10; [.L42]-20; [.K41]-15)+[.L19]" table:style-name="ce1">
            <text:p>606</text:p>
          </table:table-cell>
          <table:table-cell office:value-type="float" office:value="617" table:formula="of:=MAX([.L42]-10; [.M42]-20; [.L41]-15)+[.M19]" table:style-name="ce1">
            <text:p>617</text:p>
          </table:table-cell>
          <table:table-cell office:value-type="float" office:value="608" table:formula="of:=MAX([.M42]-10; [.N42]-20; [.M41]-15)+[.N19]" table:style-name="ce1">
            <text:p>608</text:p>
          </table:table-cell>
          <table:table-cell office:value-type="float" office:value="610" table:formula="of:=MAX([.N42]-10; [.O42]-20; [.N41]-15)+[.O19]" table:style-name="ce1">
            <text:p>610</text:p>
          </table:table-cell>
          <table:table-cell office:value-type="float" office:value="806" table:formula="of:=MAX([.O42]-10; [.P42]-20; [.O41]-15)+[.P19]" table:style-name="ce1">
            <text:p>806</text:p>
          </table:table-cell>
          <table:table-cell office:value-type="float" office:value="819" table:formula="of:=MAX([.P42]-10; [.Q42]-20; [.P41]-15)+[.Q19]" table:style-name="ce1">
            <text:p>819</text:p>
          </table:table-cell>
          <table:table-cell office:value-type="float" office:value="834" table:formula="of:=MAX([.Q42]-10; [.R42]-20; [.Q41]-15)+[.R19]" table:style-name="ce1">
            <text:p>834</text:p>
          </table:table-cell>
          <table:table-cell office:value-type="float" office:value="856" table:formula="of:=MAX([.R42]-10; [.S42]-20; [.R41]-15)+[.S19]" table:style-name="ce1">
            <text:p>856</text:p>
          </table:table-cell>
          <table:table-cell office:value-type="float" office:value="947" table:formula="of:=MAX([.S42]-10; [.T42]-20; [.S41]-15)+[.T19]" table:style-name="ce1">
            <text:p>947</text:p>
          </table:table-cell>
          <table:table-cell office:value-type="float" office:value="973" table:formula="of:=MAX([.T42]-10; [.U42]-20; [.T41]-15)+[.U19]" table:style-name="ce1">
            <text:p>97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8" table:formula="of:=[.B43]+[.B20]-20" table:style-name="ce5">
            <text:p>88</text:p>
          </table:table-cell>
          <table:table-cell office:value-type="float" office:value="130" table:formula="of:=MAX([.B43]-10; [.C43]-20; [.B42]-15)+[.C20]" table:style-name="ce1">
            <text:p>130</text:p>
          </table:table-cell>
          <table:table-cell office:value-type="float" office:value="189" table:formula="of:=MAX([.C43]-10; [.D43]-20; [.C42]-15)+[.D20]" table:style-name="ce1">
            <text:p>189</text:p>
          </table:table-cell>
          <table:table-cell office:value-type="float" office:value="272" table:formula="of:=MAX([.D43]-10; [.E43]-20; [.D42]-15)+[.E20]" table:style-name="ce1">
            <text:p>272</text:p>
          </table:table-cell>
          <table:table-cell office:value-type="float" office:value="337" table:formula="of:=MAX([.E43]-10; [.F43]-20; [.E42]-15)+[.F20]" table:style-name="ce1">
            <text:p>337</text:p>
          </table:table-cell>
          <table:table-cell office:value-type="float" office:value="413" table:formula="of:=MAX([.F43]-10; [.G43]-20; [.F42]-15)+[.G20]" table:style-name="ce1">
            <text:p>413</text:p>
          </table:table-cell>
          <table:table-cell office:value-type="float" office:value="472" table:formula="of:=MAX([.G43]-10; [.H43]-20; [.G42]-15)+[.H20]" table:style-name="ce1">
            <text:p>472</text:p>
          </table:table-cell>
          <table:table-cell office:value-type="float" office:value="497" table:formula="of:=MAX([.H43]-10; [.I43]-20; [.H42]-15)+[.I20]" table:style-name="ce1">
            <text:p>497</text:p>
          </table:table-cell>
          <table:table-cell office:value-type="float" office:value="494" table:formula="of:=MAX([.I43]-10; [.J43]-20; [.I42]-15)+[.J20]" table:style-name="ce1">
            <text:p>494</text:p>
          </table:table-cell>
          <table:table-cell office:value-type="float" office:value="502" table:formula="of:=MAX([.J43]-10; [.K43]-20; [.J42]-15)+[.K20]" table:style-name="ce1">
            <text:p>502</text:p>
          </table:table-cell>
          <table:table-cell office:value-type="float" office:value="512" table:formula="of:=MAX([.K43]-10; [.L43]-20; [.K42]-15)+[.L20]" table:style-name="ce1">
            <text:p>512</text:p>
          </table:table-cell>
          <table:table-cell office:value-type="float" office:value="539" table:formula="of:=MAX([.L43]-10; [.M43]-20; [.L42]-15)+[.M20]" table:style-name="ce1">
            <text:p>539</text:p>
          </table:table-cell>
          <table:table-cell office:value-type="float" office:value="601" table:formula="of:=MAX([.M43]-10; [.N43]-20; [.M42]-15)+[.N20]" table:style-name="ce1">
            <text:p>601</text:p>
          </table:table-cell>
          <table:table-cell office:value-type="float" office:value="607" table:formula="of:=MAX([.N43]-10; [.O43]-20; [.N42]-15)+[.O20]" table:style-name="ce1">
            <text:p>607</text:p>
          </table:table-cell>
          <table:table-cell office:value-type="float" office:value="748" table:formula="of:=MAX([.O43]-10; [.P43]-20; [.O42]-15)+[.P20]" table:style-name="ce1">
            <text:p>748</text:p>
          </table:table-cell>
          <table:table-cell office:value-type="float" office:value="825" table:formula="of:=MAX([.P43]-10; [.Q43]-20; [.P42]-15)+[.Q20]" table:style-name="ce1">
            <text:p>825</text:p>
          </table:table-cell>
          <table:table-cell office:value-type="float" office:value="852" table:formula="of:=MAX([.Q43]-10; [.R43]-20; [.Q42]-15)+[.R20]" table:style-name="ce1">
            <text:p>852</text:p>
          </table:table-cell>
          <table:table-cell office:value-type="float" office:value="867" table:formula="of:=MAX([.R43]-10; [.S43]-20; [.R42]-15)+[.S20]" table:style-name="ce1">
            <text:p>867</text:p>
          </table:table-cell>
          <table:table-cell office:value-type="float" office:value="914" table:formula="of:=MAX([.S43]-10; [.T43]-20; [.S42]-15)+[.T20]" table:style-name="ce1">
            <text:p>914</text:p>
          </table:table-cell>
          <table:table-cell office:value-type="float" office:value="952" table:formula="of:=MAX([.T43]-10; [.U43]-20; [.T42]-15)+[.U20]" table:style-name="ce1">
            <text:p>952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4" table:style-name="ce7">
            <text:p>14</text:p>
          </table:table-cell>
          <table:table-cell office:value-type="float" office:value="89" table:formula="of:=[.B43]+[.C21]-15" table:style-name="ce8">
            <text:p>89</text:p>
          </table:table-cell>
          <table:table-cell office:value-type="float" office:value="93" table:formula="of:=[.C43]+[.D21]-15" table:style-name="ce8">
            <text:p>93</text:p>
          </table:table-cell>
          <table:table-cell office:value-type="float" office:value="166" table:formula="of:=[.D43]+[.E21]-15" table:style-name="ce8">
            <text:p>166</text:p>
          </table:table-cell>
          <table:table-cell office:value-type="float" office:value="236" table:formula="of:=[.E43]+[.F21]-15" table:style-name="ce8">
            <text:p>236</text:p>
          </table:table-cell>
          <table:table-cell office:value-type="float" office:value="304" table:formula="of:=[.F43]+[.G21]-15" table:style-name="ce8">
            <text:p>304</text:p>
          </table:table-cell>
          <table:table-cell office:value-type="float" office:value="383" table:formula="of:=[.G43]+[.H21]-15" table:style-name="ce8">
            <text:p>383</text:p>
          </table:table-cell>
          <table:table-cell office:value-type="float" office:value="384" table:formula="of:=[.H43]+[.I21]-15" table:style-name="ce8">
            <text:p>384</text:p>
          </table:table-cell>
          <table:table-cell office:value-type="float" office:value="396" table:formula="of:=[.I43]+[.J21]-15" table:style-name="ce8">
            <text:p>396</text:p>
          </table:table-cell>
          <table:table-cell office:value-type="float" office:value="465" table:formula="of:=[.J43]+[.K21]-15" table:style-name="ce8">
            <text:p>465</text:p>
          </table:table-cell>
          <table:table-cell office:value-type="float" office:value="475" table:formula="of:=[.K43]+[.L21]-15" table:style-name="ce8">
            <text:p>475</text:p>
          </table:table-cell>
          <table:table-cell office:value-type="float" office:value="533" table:formula="of:=[.L43]+[.M21]-15" table:style-name="ce8">
            <text:p>533</text:p>
          </table:table-cell>
          <table:table-cell office:value-type="float" office:value="580" table:formula="of:=[.M43]+[.N21]-15" table:style-name="ce8">
            <text:p>580</text:p>
          </table:table-cell>
          <table:table-cell office:value-type="float" office:value="612" table:formula="of:=[.N43]+[.O21]-15" table:style-name="ce8">
            <text:p>612</text:p>
          </table:table-cell>
          <table:table-cell office:value-type="float" office:value="692" table:formula="of:=[.O43]+[.P21]-15" table:style-name="ce8">
            <text:p>692</text:p>
          </table:table-cell>
          <table:table-cell office:value-type="float" office:value="701" table:formula="of:=[.P43]+[.Q21]-15" table:style-name="ce8">
            <text:p>701</text:p>
          </table:table-cell>
          <table:table-cell office:value-type="float" office:value="721" table:formula="of:=[.Q43]+[.R21]-15" table:style-name="ce8">
            <text:p>721</text:p>
          </table:table-cell>
          <table:table-cell office:value-type="float" office:value="769" table:formula="of:=[.R43]+[.S21]-15" table:style-name="ce8">
            <text:p>769</text:p>
          </table:table-cell>
          <table:table-cell office:value-type="float" office:value="833" table:formula="of:=[.S43]+[.T21]-15" table:style-name="ce8">
            <text:p>833</text:p>
          </table:table-cell>
          <table:table-cell office:value-type="float" office:value="822" table:formula="of:=[.T43]+[.U21]-15" table:style-name="ce8">
            <text:p>822</text:p>
          </table:table-cell>
          <table:table-cell table:number-columns-repeated="1636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0">
            <text:p>МИН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float" office:value="534" table:formula="of:=[.B47]+[.B2]-20" table:style-name="ce5">
            <text:p>534</text:p>
          </table:table-cell>
          <table:table-cell office:value-type="float" office:value="508" table:formula="of:=MIN([.B47]-10; [.C47]-20; [.B46]-15)+[.C2]" table:style-name="ce1">
            <text:p>508</text:p>
          </table:table-cell>
          <table:table-cell office:value-type="float" office:value="364" table:formula="of:=MIN([.C47]-10; [.D47]-20; [.C46]-15)+[.D2]" table:style-name="ce1">
            <text:p>364</text:p>
          </table:table-cell>
          <table:table-cell office:value-type="float" office:value="313" table:formula="of:=MIN([.D47]-10; [.E47]-20; [.D46]-15)+[.E2]" table:style-name="ce1">
            <text:p>313</text:p>
          </table:table-cell>
          <table:table-cell office:value-type="float" office:value="332" table:formula="of:=MIN([.E47]-10; [.F47]-20; [.E46]-15)+[.F2]" table:style-name="ce1">
            <text:p>332</text:p>
          </table:table-cell>
          <table:table-cell office:value-type="float" office:value="332" table:formula="of:=MIN([.F47]-10; [.G47]-20; [.F46]-15)+[.G2]" table:style-name="ce1">
            <text:p>332</text:p>
          </table:table-cell>
          <table:table-cell office:value-type="float" office:value="252" table:formula="of:=MIN([.G47]-10; [.H47]-20; [.G46]-15)+[.H2]" table:style-name="ce1">
            <text:p>252</text:p>
          </table:table-cell>
          <table:table-cell office:value-type="float" office:value="281" table:formula="of:=MIN([.H47]-10; [.I47]-20; [.H46]-15)+[.I2]" table:style-name="ce1">
            <text:p>281</text:p>
          </table:table-cell>
          <table:table-cell office:value-type="float" office:value="230" table:formula="of:=MIN([.I47]-10; [.J47]-20; [.I46]-15)+[.J2]" table:style-name="ce1">
            <text:p>230</text:p>
          </table:table-cell>
          <table:table-cell office:value-type="float" office:value="259" table:formula="of:=MIN([.J47]-10; [.K47]-20; [.J46]-15)+[.K2]" table:style-name="ce1">
            <text:p>259</text:p>
          </table:table-cell>
          <table:table-cell office:value-type="float" office:value="262" table:formula="of:=MIN([.K47]-10; [.L47]-20; [.K46]-15)+[.L2]" table:style-name="ce1">
            <text:p>262</text:p>
          </table:table-cell>
          <table:table-cell office:value-type="float" office:value="312" table:formula="of:=MIN([.L47]-10; [.M47]-20; [.L46]-15)+[.M2]" table:style-name="ce1">
            <text:p>312</text:p>
          </table:table-cell>
          <table:table-cell office:value-type="float" office:value="288" table:formula="of:=MIN([.M47]-10; [.N47]-20; [.M46]-15)+[.N2]" table:style-name="ce1">
            <text:p>288</text:p>
          </table:table-cell>
          <table:table-cell office:value-type="float" office:value="223" table:formula="of:=MIN([.N47]-10; [.O47]-20; [.N46]-15)+[.O2]" table:style-name="ce1">
            <text:p>223</text:p>
          </table:table-cell>
          <table:table-cell office:value-type="float" office:value="267" table:formula="of:=MIN([.O47]-10; [.P47]-20; [.O46]-15)+[.P2]" table:style-name="ce1">
            <text:p>267</text:p>
          </table:table-cell>
          <table:table-cell office:value-type="float" office:value="326" table:formula="of:=MIN([.P47]-10; [.Q47]-20; [.P46]-15)+[.Q2]" table:style-name="ce1">
            <text:p>326</text:p>
          </table:table-cell>
          <table:table-cell office:value-type="float" office:value="385" table:formula="of:=MIN([.Q47]-10; [.R47]-20; [.Q46]-15)+[.R2]" table:style-name="ce1">
            <text:p>385</text:p>
          </table:table-cell>
          <table:table-cell office:value-type="float" office:value="346" table:formula="of:=MIN([.R47]-10; [.S47]-20; [.R46]-15)+[.S2]" table:style-name="ce1">
            <text:p>346</text:p>
          </table:table-cell>
          <table:table-cell office:value-type="float" office:value="318" table:formula="of:=MIN([.S47]-10; [.T47]-20; [.S46]-15)+[.T2]" table:style-name="ce1">
            <text:p>318</text:p>
          </table:table-cell>
          <table:table-cell office:value-type="float" office:value="273" table:formula="of:=MIN([.T47]-10; [.U47]-20; [.T46]-15)+[.U2]" table:style-name="ce11">
            <text:p>27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39" table:formula="of:=[.B48]+[.B3]-20" table:style-name="ce5">
            <text:p>539</text:p>
          </table:table-cell>
          <table:table-cell office:value-type="float" office:value="461" table:formula="of:=MIN([.B48]-10; [.C48]-20; [.B47]-15)+[.C3]" table:style-name="ce1">
            <text:p>461</text:p>
          </table:table-cell>
          <table:table-cell office:value-type="float" office:value="285" table:formula="of:=MIN([.C48]-10; [.D48]-20; [.C47]-15)+[.D3]" table:style-name="ce1">
            <text:p>285</text:p>
          </table:table-cell>
          <table:table-cell office:value-type="float" office:value="327" table:formula="of:=MIN([.D48]-10; [.E48]-20; [.D47]-15)+[.E3]" table:style-name="ce1">
            <text:p>327</text:p>
          </table:table-cell>
          <table:table-cell office:value-type="float" office:value="312" table:formula="of:=MIN([.E48]-10; [.F48]-20; [.E47]-15)+[.F3]" table:style-name="ce1">
            <text:p>312</text:p>
          </table:table-cell>
          <table:table-cell office:value-type="float" office:value="307" table:formula="of:=MIN([.F48]-10; [.G48]-20; [.F47]-15)+[.G3]" table:style-name="ce1">
            <text:p>307</text:p>
          </table:table-cell>
          <table:table-cell office:value-type="float" office:value="239" table:formula="of:=MIN([.G48]-10; [.H48]-20; [.G47]-15)+[.H3]" table:style-name="ce1">
            <text:p>239</text:p>
          </table:table-cell>
          <table:table-cell office:value-type="float" office:value="259" table:formula="of:=MIN([.H48]-10; [.I48]-20; [.H47]-15)+[.I3]" table:style-name="ce1">
            <text:p>259</text:p>
          </table:table-cell>
          <table:table-cell office:value-type="float" office:value="222" table:formula="of:=MIN([.I48]-10; [.J48]-20; [.I47]-15)+[.J3]" table:style-name="ce1">
            <text:p>222</text:p>
          </table:table-cell>
          <table:table-cell office:value-type="float" office:value="251" table:formula="of:=MIN([.J48]-10; [.K48]-20; [.J47]-15)+[.K3]" table:style-name="ce1">
            <text:p>251</text:p>
          </table:table-cell>
          <table:table-cell office:value-type="float" office:value="277" table:formula="of:=MIN([.K48]-10; [.L48]-20; [.K47]-15)+[.L3]" table:style-name="ce1">
            <text:p>277</text:p>
          </table:table-cell>
          <table:table-cell office:value-type="float" office:value="261" table:formula="of:=MIN([.L48]-10; [.M48]-20; [.L47]-15)+[.M3]" table:style-name="ce1">
            <text:p>261</text:p>
          </table:table-cell>
          <table:table-cell office:value-type="float" office:value="244" table:formula="of:=MIN([.M48]-10; [.N48]-20; [.M47]-15)+[.N3]" table:style-name="ce1">
            <text:p>244</text:p>
          </table:table-cell>
          <table:table-cell office:value-type="float" office:value="230" table:formula="of:=MIN([.N48]-10; [.O48]-20; [.N47]-15)+[.O3]" table:style-name="ce1">
            <text:p>230</text:p>
          </table:table-cell>
          <table:table-cell office:value-type="float" office:value="298" table:formula="of:=MIN([.O48]-10; [.P48]-20; [.O47]-15)+[.P3]" table:style-name="ce1">
            <text:p>298</text:p>
          </table:table-cell>
          <table:table-cell office:value-type="float" office:value="299" table:formula="of:=MIN([.P48]-10; [.Q48]-20; [.P47]-15)+[.Q3]" table:style-name="ce1">
            <text:p>299</text:p>
          </table:table-cell>
          <table:table-cell office:value-type="float" office:value="374" table:formula="of:=MIN([.Q48]-10; [.R48]-20; [.Q47]-15)+[.R3]" table:style-name="ce1">
            <text:p>374</text:p>
          </table:table-cell>
          <table:table-cell office:value-type="float" office:value="346" table:formula="of:=MIN([.R48]-10; [.S48]-20; [.R47]-15)+[.S3]" table:style-name="ce1">
            <text:p>346</text:p>
          </table:table-cell>
          <table:table-cell office:value-type="float" office:value="281" table:formula="of:=MIN([.S48]-10; [.T48]-20; [.S47]-15)+[.T3]" table:style-name="ce1">
            <text:p>281</text:p>
          </table:table-cell>
          <table:table-cell office:value-type="float" office:value="281" table:formula="of:=MIN([.T48]-10; [.U48]-20; [.T47]-15)+[.U3]" table:style-name="ce1">
            <text:p>28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89" table:formula="of:=[.B49]+[.B4]-20" table:style-name="ce5">
            <text:p>489</text:p>
          </table:table-cell>
          <table:table-cell office:value-type="float" office:value="458" table:formula="of:=MIN([.B49]-10; [.C49]-20; [.B48]-15)+[.C4]" table:style-name="ce1">
            <text:p>458</text:p>
          </table:table-cell>
          <table:table-cell office:value-type="float" office:value="244" table:formula="of:=MIN([.C49]-10; [.D49]-20; [.C48]-15)+[.D4]" table:style-name="ce1">
            <text:p>244</text:p>
          </table:table-cell>
          <table:table-cell office:value-type="float" office:value="294" table:formula="of:=MIN([.D49]-10; [.E49]-20; [.D48]-15)+[.E4]" table:style-name="ce1">
            <text:p>294</text:p>
          </table:table-cell>
          <table:table-cell office:value-type="float" office:value="247" table:formula="of:=MIN([.E49]-10; [.F49]-20; [.E48]-15)+[.F4]" table:style-name="ce1">
            <text:p>247</text:p>
          </table:table-cell>
          <table:table-cell office:value-type="float" office:value="238" table:formula="of:=MIN([.F49]-10; [.G49]-20; [.F48]-15)+[.G4]" table:style-name="ce1">
            <text:p>238</text:p>
          </table:table-cell>
          <table:table-cell office:value-type="float" office:value="239" table:formula="of:=MIN([.G49]-10; [.H49]-20; [.G48]-15)+[.H4]" table:style-name="ce1">
            <text:p>239</text:p>
          </table:table-cell>
          <table:table-cell office:value-type="float" office:value="215" table:formula="of:=MIN([.H49]-10; [.I49]-20; [.H48]-15)+[.I4]" table:style-name="ce1">
            <text:p>215</text:p>
          </table:table-cell>
          <table:table-cell office:value-type="float" office:value="258" table:formula="of:=MIN([.I49]-10; [.J49]-20; [.I48]-15)+[.J4]" table:style-name="ce1">
            <text:p>258</text:p>
          </table:table-cell>
          <table:table-cell office:value-type="float" office:value="281" table:formula="of:=MIN([.J49]-10; [.K49]-20; [.J48]-15)+[.K4]" table:style-name="ce1">
            <text:p>281</text:p>
          </table:table-cell>
          <table:table-cell office:value-type="float" office:value="252" table:formula="of:=MIN([.K49]-10; [.L49]-20; [.K48]-15)+[.L4]" table:style-name="ce1">
            <text:p>252</text:p>
          </table:table-cell>
          <table:table-cell office:value-type="float" office:value="218" table:formula="of:=MIN([.L49]-10; [.M49]-20; [.L48]-15)+[.M4]" table:style-name="ce1">
            <text:p>218</text:p>
          </table:table-cell>
          <table:table-cell office:value-type="float" office:value="230" table:formula="of:=MIN([.M49]-10; [.N49]-20; [.M48]-15)+[.N4]" table:style-name="ce1">
            <text:p>230</text:p>
          </table:table-cell>
          <table:table-cell office:value-type="float" office:value="229" table:formula="of:=MIN([.N49]-10; [.O49]-20; [.N48]-15)+[.O4]" table:style-name="ce1">
            <text:p>229</text:p>
          </table:table-cell>
          <table:table-cell office:value-type="float" office:value="242" table:formula="of:=MIN([.O49]-10; [.P49]-20; [.O48]-15)+[.P4]" table:style-name="ce1">
            <text:p>242</text:p>
          </table:table-cell>
          <table:table-cell office:value-type="float" office:value="304" table:formula="of:=MIN([.P49]-10; [.Q49]-20; [.P48]-15)+[.Q4]" table:style-name="ce1">
            <text:p>304</text:p>
          </table:table-cell>
          <table:table-cell office:value-type="float" office:value="313" table:formula="of:=MIN([.Q49]-10; [.R49]-20; [.Q48]-15)+[.R4]" table:style-name="ce1">
            <text:p>313</text:p>
          </table:table-cell>
          <table:table-cell office:value-type="float" office:value="354" table:formula="of:=MIN([.R49]-10; [.S49]-20; [.R48]-15)+[.S4]" table:style-name="ce1">
            <text:p>354</text:p>
          </table:table-cell>
          <table:table-cell office:value-type="float" office:value="285" table:formula="of:=MIN([.S49]-10; [.T49]-20; [.S48]-15)+[.T4]" table:style-name="ce1">
            <text:p>285</text:p>
          </table:table-cell>
          <table:table-cell office:value-type="float" office:value="345" table:formula="of:=MIN([.T49]-10; [.U49]-20; [.T48]-15)+[.U4]" table:style-name="ce1">
            <text:p>34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68" table:formula="of:=[.B50]+[.B5]-20" table:style-name="ce5">
            <text:p>468</text:p>
          </table:table-cell>
          <table:table-cell office:value-type="float" office:value="465" table:formula="of:=MIN([.B50]-10; [.C50]-20; [.B49]-15)+[.C5]" table:style-name="ce1">
            <text:p>465</text:p>
          </table:table-cell>
          <table:table-cell office:value-type="float" office:value="243" table:formula="of:=MIN([.C50]-10; [.D50]-20; [.C49]-15)+[.D5]" table:style-name="ce1">
            <text:p>243</text:p>
          </table:table-cell>
          <table:table-cell office:value-type="float" office:value="312" table:formula="of:=MIN([.D50]-10; [.E50]-20; [.D49]-15)+[.E5]" table:style-name="ce1">
            <text:p>312</text:p>
          </table:table-cell>
          <table:table-cell office:value-type="float" office:value="244" table:formula="of:=MIN([.E50]-10; [.F50]-20; [.E49]-15)+[.F5]" table:style-name="ce1">
            <text:p>244</text:p>
          </table:table-cell>
          <table:table-cell office:value-type="float" office:value="220" table:formula="of:=MIN([.F50]-10; [.G50]-20; [.F49]-15)+[.G5]" table:style-name="ce1">
            <text:p>220</text:p>
          </table:table-cell>
          <table:table-cell office:value-type="float" office:value="189" table:formula="of:=MIN([.G50]-10; [.H50]-20; [.G49]-15)+[.H5]" table:style-name="ce1">
            <text:p>189</text:p>
          </table:table-cell>
          <table:table-cell office:value-type="float" office:value="270" table:formula="of:=MIN([.H50]-10; [.I50]-20; [.H49]-15)+[.I5]" table:style-name="ce1">
            <text:p>270</text:p>
          </table:table-cell>
          <table:table-cell office:value-type="float" office:value="256" table:formula="of:=MIN([.I50]-10; [.J50]-20; [.I49]-15)+[.J5]" table:style-name="ce1">
            <text:p>256</text:p>
          </table:table-cell>
          <table:table-cell office:value-type="float" office:value="214" table:formula="of:=MIN([.J50]-10; [.K50]-20; [.J49]-15)+[.K5]" table:style-name="ce1">
            <text:p>214</text:p>
          </table:table-cell>
          <table:table-cell office:value-type="float" office:value="229" table:formula="of:=MIN([.K50]-10; [.L50]-20; [.K49]-15)+[.L5]" table:style-name="ce1">
            <text:p>229</text:p>
          </table:table-cell>
          <table:table-cell office:value-type="float" office:value="222" table:formula="of:=MIN([.L50]-10; [.M50]-20; [.L49]-15)+[.M5]" table:style-name="ce1">
            <text:p>222</text:p>
          </table:table-cell>
          <table:table-cell office:value-type="float" office:value="272" table:formula="of:=MIN([.M50]-10; [.N50]-20; [.M49]-15)+[.N5]" table:style-name="ce1">
            <text:p>272</text:p>
          </table:table-cell>
          <table:table-cell office:value-type="float" office:value="276" table:formula="of:=MIN([.N50]-10; [.O50]-20; [.N49]-15)+[.O5]" table:style-name="ce1">
            <text:p>276</text:p>
          </table:table-cell>
          <table:table-cell office:value-type="float" office:value="294" table:formula="of:=MIN([.O50]-10; [.P50]-20; [.O49]-15)+[.P5]" table:style-name="ce1">
            <text:p>294</text:p>
          </table:table-cell>
          <table:table-cell office:value-type="float" office:value="279" table:formula="of:=MIN([.P50]-10; [.Q50]-20; [.P49]-15)+[.Q5]" table:style-name="ce1">
            <text:p>279</text:p>
          </table:table-cell>
          <table:table-cell office:value-type="float" office:value="279" table:formula="of:=MIN([.Q50]-10; [.R50]-20; [.Q49]-15)+[.R5]" table:style-name="ce1">
            <text:p>279</text:p>
          </table:table-cell>
          <table:table-cell office:value-type="float" office:value="310" table:formula="of:=MIN([.R50]-10; [.S50]-20; [.R49]-15)+[.S5]" table:style-name="ce1">
            <text:p>310</text:p>
          </table:table-cell>
          <table:table-cell office:value-type="float" office:value="300" table:formula="of:=MIN([.S50]-10; [.T50]-20; [.S49]-15)+[.T5]" table:style-name="ce1">
            <text:p>300</text:p>
          </table:table-cell>
          <table:table-cell office:value-type="float" office:value="292" table:formula="of:=MIN([.T50]-10; [.U50]-20; [.T49]-15)+[.U5]" table:style-name="ce1">
            <text:p>29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26" table:formula="of:=[.B51]+[.B6]-20" table:style-name="ce5">
            <text:p>426</text:p>
          </table:table-cell>
          <table:table-cell office:value-type="float" office:value="402" table:formula="of:=MIN([.B51]-10; [.C51]-20; [.B50]-15)+[.C6]" table:style-name="ce1">
            <text:p>402</text:p>
          </table:table-cell>
          <table:table-cell office:value-type="float" office:value="229" table:formula="of:=MIN([.C51]-10; [.D51]-20; [.C50]-15)+[.D6]" table:style-name="ce1">
            <text:p>229</text:p>
          </table:table-cell>
          <table:table-cell office:value-type="float" office:value="283" table:formula="of:=MIN([.D51]-10; [.E51]-20; [.D50]-15)+[.E6]" table:style-name="ce1">
            <text:p>283</text:p>
          </table:table-cell>
          <table:table-cell office:value-type="float" office:value="253" table:formula="of:=MIN([.E51]-10; [.F51]-20; [.E50]-15)+[.F6]" table:style-name="ce1">
            <text:p>253</text:p>
          </table:table-cell>
          <table:table-cell office:value-type="float" office:value="231" table:formula="of:=MIN([.F51]-10; [.G51]-20; [.F50]-15)+[.G6]" table:style-name="ce1">
            <text:p>231</text:p>
          </table:table-cell>
          <table:table-cell office:value-type="float" office:value="198" table:formula="of:=MIN([.G51]-10; [.H51]-20; [.G50]-15)+[.H6]" table:style-name="ce1">
            <text:p>198</text:p>
          </table:table-cell>
          <table:table-cell office:value-type="float" office:value="226" table:formula="of:=MIN([.H51]-10; [.I51]-20; [.H50]-15)+[.I6]" table:style-name="ce1">
            <text:p>226</text:p>
          </table:table-cell>
          <table:table-cell office:value-type="float" office:value="208" table:formula="of:=MIN([.I51]-10; [.J51]-20; [.I50]-15)+[.J6]" table:style-name="ce1">
            <text:p>208</text:p>
          </table:table-cell>
          <table:table-cell office:value-type="float" office:value="263" table:formula="of:=MIN([.J51]-10; [.K51]-20; [.J50]-15)+[.K6]" table:style-name="ce1">
            <text:p>263</text:p>
          </table:table-cell>
          <table:table-cell office:value-type="float" office:value="236" table:formula="of:=MIN([.K51]-10; [.L51]-20; [.K50]-15)+[.L6]" table:style-name="ce1">
            <text:p>236</text:p>
          </table:table-cell>
          <table:table-cell office:value-type="float" office:value="191" table:formula="of:=MIN([.L51]-10; [.M51]-20; [.L50]-15)+[.M6]" table:style-name="ce1">
            <text:p>191</text:p>
          </table:table-cell>
          <table:table-cell office:value-type="float" office:value="199" table:formula="of:=MIN([.M51]-10; [.N51]-20; [.M50]-15)+[.N6]" table:style-name="ce1">
            <text:p>199</text:p>
          </table:table-cell>
          <table:table-cell office:value-type="float" office:value="256" table:formula="of:=MIN([.N51]-10; [.O51]-20; [.N50]-15)+[.O6]" table:style-name="ce1">
            <text:p>256</text:p>
          </table:table-cell>
          <table:table-cell office:value-type="float" office:value="246" table:formula="of:=MIN([.O51]-10; [.P51]-20; [.O50]-15)+[.P6]" table:style-name="ce1">
            <text:p>246</text:p>
          </table:table-cell>
          <table:table-cell office:value-type="float" office:value="258" table:formula="of:=MIN([.P51]-10; [.Q51]-20; [.P50]-15)+[.Q6]" table:style-name="ce1">
            <text:p>258</text:p>
          </table:table-cell>
          <table:table-cell office:value-type="float" office:value="265" table:formula="of:=MIN([.Q51]-10; [.R51]-20; [.Q50]-15)+[.R6]" table:style-name="ce1">
            <text:p>265</text:p>
          </table:table-cell>
          <table:table-cell office:value-type="float" office:value="252" table:formula="of:=MIN([.R51]-10; [.S51]-20; [.R50]-15)+[.S6]" table:style-name="ce1">
            <text:p>252</text:p>
          </table:table-cell>
          <table:table-cell office:value-type="float" office:value="309" table:formula="of:=MIN([.S51]-10; [.T51]-20; [.S50]-15)+[.T6]" table:style-name="ce1">
            <text:p>309</text:p>
          </table:table-cell>
          <table:table-cell office:value-type="float" office:value="352" table:formula="of:=MIN([.T51]-10; [.U51]-20; [.T50]-15)+[.U6]" table:style-name="ce1">
            <text:p>35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02" table:formula="of:=[.B52]+[.B7]-20" table:style-name="ce5">
            <text:p>402</text:p>
          </table:table-cell>
          <table:table-cell office:value-type="float" office:value="414" table:formula="of:=MIN([.B52]-10; [.C52]-20; [.B51]-15)+[.C7]" table:style-name="ce1">
            <text:p>414</text:p>
          </table:table-cell>
          <table:table-cell office:value-type="float" office:value="230" table:formula="of:=MIN([.C52]-10; [.D52]-20; [.C51]-15)+[.D7]" table:style-name="ce1">
            <text:p>230</text:p>
          </table:table-cell>
          <table:table-cell office:value-type="float" office:value="294" table:formula="of:=MIN([.D52]-10; [.E52]-20; [.D51]-15)+[.E7]" table:style-name="ce1">
            <text:p>294</text:p>
          </table:table-cell>
          <table:table-cell office:value-type="float" office:value="240" table:formula="of:=MIN([.E52]-10; [.F52]-20; [.E51]-15)+[.F7]" table:style-name="ce1">
            <text:p>240</text:p>
          </table:table-cell>
          <table:table-cell office:value-type="float" office:value="228" table:formula="of:=MIN([.F52]-10; [.G52]-20; [.F51]-15)+[.G7]" table:style-name="ce1">
            <text:p>228</text:p>
          </table:table-cell>
          <table:table-cell office:value-type="float" office:value="211" table:formula="of:=MIN([.G52]-10; [.H52]-20; [.G51]-15)+[.H7]" table:style-name="ce1">
            <text:p>211</text:p>
          </table:table-cell>
          <table:table-cell office:value-type="float" office:value="165" table:formula="of:=MIN([.H52]-10; [.I52]-20; [.H51]-15)+[.I7]" table:style-name="ce1">
            <text:p>165</text:p>
          </table:table-cell>
          <table:table-cell office:value-type="float" office:value="218" table:formula="of:=MIN([.I52]-10; [.J52]-20; [.I51]-15)+[.J7]" table:style-name="ce1">
            <text:p>218</text:p>
          </table:table-cell>
          <table:table-cell office:value-type="float" office:value="259" table:formula="of:=MIN([.J52]-10; [.K52]-20; [.J51]-15)+[.K7]" table:style-name="ce1">
            <text:p>259</text:p>
          </table:table-cell>
          <table:table-cell office:value-type="float" office:value="193" table:formula="of:=MIN([.K52]-10; [.L52]-20; [.K51]-15)+[.L7]" table:style-name="ce1">
            <text:p>193</text:p>
          </table:table-cell>
          <table:table-cell office:value-type="float" office:value="242" table:formula="of:=MIN([.L52]-10; [.M52]-20; [.L51]-15)+[.M7]" table:style-name="ce1">
            <text:p>242</text:p>
          </table:table-cell>
          <table:table-cell office:value-type="float" office:value="250" table:formula="of:=MIN([.M52]-10; [.N52]-20; [.M51]-15)+[.N7]" table:style-name="ce1">
            <text:p>250</text:p>
          </table:table-cell>
          <table:table-cell office:value-type="float" office:value="314" table:formula="of:=MIN([.N52]-10; [.O52]-20; [.N51]-15)+[.O7]" table:style-name="ce1">
            <text:p>314</text:p>
          </table:table-cell>
          <table:table-cell office:value-type="float" office:value="342" table:formula="of:=MIN([.O52]-10; [.P52]-20; [.O51]-15)+[.P7]" table:style-name="ce1">
            <text:p>342</text:p>
          </table:table-cell>
          <table:table-cell office:value-type="float" office:value="358" table:formula="of:=MIN([.P52]-10; [.Q52]-20; [.P51]-15)+[.Q7]" table:style-name="ce1">
            <text:p>358</text:p>
          </table:table-cell>
          <table:table-cell office:value-type="float" office:value="396" table:formula="of:=MIN([.Q52]-10; [.R52]-20; [.Q51]-15)+[.R7]" table:style-name="ce1">
            <text:p>396</text:p>
          </table:table-cell>
          <table:table-cell office:value-type="float" office:value="358" table:formula="of:=MIN([.R52]-10; [.S52]-20; [.R51]-15)+[.S7]" table:style-name="ce1">
            <text:p>358</text:p>
          </table:table-cell>
          <table:table-cell office:value-type="float" office:value="422" table:formula="of:=MIN([.S52]-10; [.T52]-20; [.S51]-15)+[.T7]" table:style-name="ce1">
            <text:p>422</text:p>
          </table:table-cell>
          <table:table-cell office:value-type="float" office:value="324" table:formula="of:=MIN([.T52]-10; [.U52]-20; [.T51]-15)+[.U7]" table:style-name="ce1">
            <text:p>32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09" table:formula="of:=[.B53]+[.B8]-20" table:style-name="ce5">
            <text:p>409</text:p>
          </table:table-cell>
          <table:table-cell office:value-type="float" office:value="380" table:formula="of:=MIN([.B53]-10; [.C53]-20; [.B52]-15)+[.C8]" table:style-name="ce1">
            <text:p>380</text:p>
          </table:table-cell>
          <table:table-cell office:value-type="float" office:value="231" table:formula="of:=MIN([.C53]-10; [.D53]-20; [.C52]-15)+[.D8]" table:style-name="ce1">
            <text:p>231</text:p>
          </table:table-cell>
          <table:table-cell office:value-type="float" office:value="286" table:formula="of:=MIN([.D53]-10; [.E53]-20; [.D52]-15)+[.E8]" table:style-name="ce1">
            <text:p>286</text:p>
          </table:table-cell>
          <table:table-cell office:value-type="float" office:value="165" table:formula="of:=MIN([.E53]-10; [.F53]-20; [.E52]-15)+[.F8]" table:style-name="ce1">
            <text:p>165</text:p>
          </table:table-cell>
          <table:table-cell office:value-type="float" office:value="175" table:formula="of:=MIN([.F53]-10; [.G53]-20; [.F52]-15)+[.G8]" table:style-name="ce1">
            <text:p>175</text:p>
          </table:table-cell>
          <table:table-cell office:value-type="float" office:value="186" table:formula="of:=MIN([.G53]-10; [.H53]-20; [.G52]-15)+[.H8]" table:style-name="ce1">
            <text:p>186</text:p>
          </table:table-cell>
          <table:table-cell office:value-type="float" office:value="181" table:formula="of:=MIN([.H53]-10; [.I53]-20; [.H52]-15)+[.I8]" table:style-name="ce1">
            <text:p>181</text:p>
          </table:table-cell>
          <table:table-cell office:value-type="float" office:value="221" table:formula="of:=MIN([.I53]-10; [.J53]-20; [.I52]-15)+[.J8]" table:style-name="ce1">
            <text:p>221</text:p>
          </table:table-cell>
          <table:table-cell office:value-type="float" office:value="190" table:formula="of:=MIN([.J53]-10; [.K53]-20; [.J52]-15)+[.K8]" table:style-name="ce1">
            <text:p>190</text:p>
          </table:table-cell>
          <table:table-cell office:value-type="float" office:value="250" table:formula="of:=MIN([.K53]-10; [.L53]-20; [.K52]-15)+[.L8]" table:style-name="ce1">
            <text:p>250</text:p>
          </table:table-cell>
          <table:table-cell office:value-type="float" office:value="212" table:formula="of:=MIN([.L53]-10; [.M53]-20; [.L52]-15)+[.M8]" table:style-name="ce1">
            <text:p>212</text:p>
          </table:table-cell>
          <table:table-cell office:value-type="float" office:value="249" table:formula="of:=MIN([.M53]-10; [.N53]-20; [.M52]-15)+[.N8]" table:style-name="ce1">
            <text:p>249</text:p>
          </table:table-cell>
          <table:table-cell office:value-type="float" office:value="317" table:formula="of:=MIN([.N53]-10; [.O53]-20; [.N52]-15)+[.O8]" table:style-name="ce1">
            <text:p>317</text:p>
          </table:table-cell>
          <table:table-cell office:value-type="float" office:value="342" table:formula="of:=MIN([.O53]-10; [.P53]-20; [.O52]-15)+[.P8]" table:style-name="ce1">
            <text:p>342</text:p>
          </table:table-cell>
          <table:table-cell office:value-type="float" office:value="355" table:formula="of:=MIN([.P53]-10; [.Q53]-20; [.P52]-15)+[.Q8]" table:style-name="ce1">
            <text:p>355</text:p>
          </table:table-cell>
          <table:table-cell office:value-type="float" office:value="317" table:formula="of:=MIN([.Q53]-10; [.R53]-20; [.Q52]-15)+[.R8]" table:style-name="ce1">
            <text:p>317</text:p>
          </table:table-cell>
          <table:table-cell office:value-type="float" office:value="336" table:formula="of:=MIN([.R53]-10; [.S53]-20; [.R52]-15)+[.S8]" table:style-name="ce1">
            <text:p>336</text:p>
          </table:table-cell>
          <table:table-cell office:value-type="float" office:value="392" table:formula="of:=MIN([.S53]-10; [.T53]-20; [.S52]-15)+[.T8]" table:style-name="ce1">
            <text:p>392</text:p>
          </table:table-cell>
          <table:table-cell office:value-type="float" office:value="268" table:formula="of:=MIN([.T53]-10; [.U53]-20; [.T52]-15)+[.U8]" table:style-name="ce1">
            <text:p>26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68" table:formula="of:=[.B54]+[.B9]-20" table:style-name="ce5">
            <text:p>368</text:p>
          </table:table-cell>
          <table:table-cell office:value-type="float" office:value="305" table:formula="of:=MIN([.B54]-10; [.C54]-20; [.B53]-15)+[.C9]" table:style-name="ce1">
            <text:p>305</text:p>
          </table:table-cell>
          <table:table-cell office:value-type="float" office:value="247" table:formula="of:=MIN([.C54]-10; [.D54]-20; [.C53]-15)+[.D9]" table:style-name="ce1">
            <text:p>247</text:p>
          </table:table-cell>
          <table:table-cell office:value-type="float" office:value="219" table:formula="of:=MIN([.D54]-10; [.E54]-20; [.D53]-15)+[.E9]" table:style-name="ce1">
            <text:p>219</text:p>
          </table:table-cell>
          <table:table-cell office:value-type="float" office:value="150" table:formula="of:=MIN([.E54]-10; [.F54]-20; [.E53]-15)+[.F9]" table:style-name="ce1">
            <text:p>150</text:p>
          </table:table-cell>
          <table:table-cell office:value-type="float" office:value="160" table:formula="of:=MIN([.F54]-10; [.G54]-20; [.F53]-15)+[.G9]" table:style-name="ce1">
            <text:p>160</text:p>
          </table:table-cell>
          <table:table-cell office:value-type="float" office:value="215" table:formula="of:=MIN([.G54]-10; [.H54]-20; [.G53]-15)+[.H9]" table:style-name="ce1">
            <text:p>215</text:p>
          </table:table-cell>
          <table:table-cell office:value-type="float" office:value="189" table:formula="of:=MIN([.H54]-10; [.I54]-20; [.H53]-15)+[.I9]" table:style-name="ce1">
            <text:p>189</text:p>
          </table:table-cell>
          <table:table-cell office:value-type="float" office:value="160" table:formula="of:=MIN([.I54]-10; [.J54]-20; [.I53]-15)+[.J9]" table:style-name="ce1">
            <text:p>160</text:p>
          </table:table-cell>
          <table:table-cell office:value-type="float" office:value="191" table:formula="of:=MIN([.J54]-10; [.K54]-20; [.J53]-15)+[.K9]" table:style-name="ce1">
            <text:p>191</text:p>
          </table:table-cell>
          <table:table-cell office:value-type="float" office:value="241" table:formula="of:=MIN([.K54]-10; [.L54]-20; [.K53]-15)+[.L9]" table:style-name="ce1">
            <text:p>241</text:p>
          </table:table-cell>
          <table:table-cell office:value-type="float" office:value="219" table:formula="of:=MIN([.L54]-10; [.M54]-20; [.L53]-15)+[.M9]" table:style-name="ce1">
            <text:p>219</text:p>
          </table:table-cell>
          <table:table-cell office:value-type="float" office:value="255" table:formula="of:=MIN([.M54]-10; [.N54]-20; [.M53]-15)+[.N9]" table:style-name="ce1">
            <text:p>255</text:p>
          </table:table-cell>
          <table:table-cell office:value-type="float" office:value="262" table:formula="of:=MIN([.N54]-10; [.O54]-20; [.N53]-15)+[.O9]" table:style-name="ce1">
            <text:p>262</text:p>
          </table:table-cell>
          <table:table-cell office:value-type="float" office:value="267" table:formula="of:=MIN([.O54]-10; [.P54]-20; [.O53]-15)+[.P9]" table:style-name="ce1">
            <text:p>267</text:p>
          </table:table-cell>
          <table:table-cell office:value-type="float" office:value="309" table:formula="of:=MIN([.P54]-10; [.Q54]-20; [.P53]-15)+[.Q9]" table:style-name="ce1">
            <text:p>309</text:p>
          </table:table-cell>
          <table:table-cell office:value-type="float" office:value="271" table:formula="of:=MIN([.Q54]-10; [.R54]-20; [.Q53]-15)+[.R9]" table:style-name="ce1">
            <text:p>271</text:p>
          </table:table-cell>
          <table:table-cell office:value-type="float" office:value="353" table:formula="of:=MIN([.R54]-10; [.S54]-20; [.R53]-15)+[.S9]" table:style-name="ce1">
            <text:p>353</text:p>
          </table:table-cell>
          <table:table-cell office:value-type="float" office:value="315" table:formula="of:=MIN([.S54]-10; [.T54]-20; [.S53]-15)+[.T9]" table:style-name="ce1">
            <text:p>315</text:p>
          </table:table-cell>
          <table:table-cell office:value-type="float" office:value="281" table:formula="of:=MIN([.T54]-10; [.U54]-20; [.T53]-15)+[.U9]" table:style-name="ce1">
            <text:p>28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3" table:formula="of:=[.B55]+[.B10]-20" table:style-name="ce5">
            <text:p>343</text:p>
          </table:table-cell>
          <table:table-cell office:value-type="float" office:value="270" table:formula="of:=MIN([.B55]-10; [.C55]-20; [.B54]-15)+[.C10]" table:style-name="ce1">
            <text:p>270</text:p>
          </table:table-cell>
          <table:table-cell office:value-type="float" office:value="222" table:formula="of:=MIN([.C55]-10; [.D55]-20; [.C54]-15)+[.D10]" table:style-name="ce1">
            <text:p>222</text:p>
          </table:table-cell>
          <table:table-cell office:value-type="float" office:value="222" table:formula="of:=MIN([.D55]-10; [.E55]-20; [.D54]-15)+[.E10]" table:style-name="ce1">
            <text:p>222</text:p>
          </table:table-cell>
          <table:table-cell office:value-type="float" office:value="129" table:formula="of:=MIN([.E55]-10; [.F55]-20; [.E54]-15)+[.F10]" table:style-name="ce1">
            <text:p>129</text:p>
          </table:table-cell>
          <table:table-cell office:value-type="float" office:value="129" table:formula="of:=MIN([.F55]-10; [.G55]-20; [.F54]-15)+[.G10]" table:style-name="ce1">
            <text:p>129</text:p>
          </table:table-cell>
          <table:table-cell office:value-type="float" office:value="178" table:formula="of:=MIN([.G55]-10; [.H55]-20; [.G54]-15)+[.H10]" table:style-name="ce1">
            <text:p>178</text:p>
          </table:table-cell>
          <table:table-cell office:value-type="float" office:value="184" table:formula="of:=MIN([.H55]-10; [.I55]-20; [.H54]-15)+[.I10]" table:style-name="ce1">
            <text:p>184</text:p>
          </table:table-cell>
          <table:table-cell office:value-type="float" office:value="139" table:formula="of:=MIN([.I55]-10; [.J55]-20; [.I54]-15)+[.J10]" table:style-name="ce1">
            <text:p>139</text:p>
          </table:table-cell>
          <table:table-cell office:value-type="float" office:value="186" table:formula="of:=MIN([.J55]-10; [.K55]-20; [.J54]-15)+[.K10]" table:style-name="ce1">
            <text:p>186</text:p>
          </table:table-cell>
          <table:table-cell office:value-type="float" office:value="200" table:formula="of:=MIN([.K55]-10; [.L55]-20; [.K54]-15)+[.L10]" table:style-name="ce1">
            <text:p>200</text:p>
          </table:table-cell>
          <table:table-cell office:value-type="float" office:value="277" table:formula="of:=MIN([.L55]-10; [.M55]-20; [.L54]-15)+[.M10]" table:style-name="ce1">
            <text:p>277</text:p>
          </table:table-cell>
          <table:table-cell office:value-type="float" office:value="312" table:formula="of:=MIN([.M55]-10; [.N55]-20; [.M54]-15)+[.N10]" table:style-name="ce1">
            <text:p>312</text:p>
          </table:table-cell>
          <table:table-cell office:value-type="float" office:value="318" table:formula="of:=MIN([.N55]-10; [.O55]-20; [.N54]-15)+[.O10]" table:style-name="ce1">
            <text:p>318</text:p>
          </table:table-cell>
          <table:table-cell office:value-type="float" office:value="348" table:formula="of:=MIN([.O55]-10; [.P55]-20; [.O54]-15)+[.P10]" table:style-name="ce1">
            <text:p>348</text:p>
          </table:table-cell>
          <table:table-cell office:value-type="float" office:value="276" table:formula="of:=MIN([.P55]-10; [.Q55]-20; [.P54]-15)+[.Q10]" table:style-name="ce1">
            <text:p>276</text:p>
          </table:table-cell>
          <table:table-cell office:value-type="float" office:value="319" table:formula="of:=MIN([.Q55]-10; [.R55]-20; [.Q54]-15)+[.R10]" table:style-name="ce1">
            <text:p>319</text:p>
          </table:table-cell>
          <table:table-cell office:value-type="float" office:value="298" table:formula="of:=MIN([.R55]-10; [.S55]-20; [.R54]-15)+[.S10]" table:style-name="ce1">
            <text:p>298</text:p>
          </table:table-cell>
          <table:table-cell office:value-type="float" office:value="258" table:formula="of:=MIN([.S55]-10; [.T55]-20; [.S54]-15)+[.T10]" table:style-name="ce1">
            <text:p>258</text:p>
          </table:table-cell>
          <table:table-cell office:value-type="float" office:value="282" table:formula="of:=MIN([.T55]-10; [.U55]-20; [.T54]-15)+[.U10]" table:style-name="ce1">
            <text:p>28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2" table:formula="of:=[.B56]+[.B11]-20" table:style-name="ce5">
            <text:p>332</text:p>
          </table:table-cell>
          <table:table-cell office:value-type="float" office:value="229" table:formula="of:=MIN([.B56]-10; [.C56]-20; [.B55]-15)+[.C11]" table:style-name="ce1">
            <text:p>229</text:p>
          </table:table-cell>
          <table:table-cell office:value-type="float" office:value="302" table:formula="of:=MIN([.C56]-10; [.D56]-20; [.C55]-15)+[.D11]" table:style-name="ce1">
            <text:p>302</text:p>
          </table:table-cell>
          <table:table-cell office:value-type="float" office:value="237" table:formula="of:=MIN([.D56]-10; [.E56]-20; [.D55]-15)+[.E11]" table:style-name="ce1">
            <text:p>237</text:p>
          </table:table-cell>
          <table:table-cell office:value-type="float" office:value="140" table:formula="of:=MIN([.E56]-10; [.F56]-20; [.E55]-15)+[.F11]" table:style-name="ce1">
            <text:p>140</text:p>
          </table:table-cell>
          <table:table-cell office:value-type="float" office:value="113" table:formula="of:=MIN([.F56]-10; [.G56]-20; [.F55]-15)+[.G11]" table:style-name="ce1">
            <text:p>113</text:p>
          </table:table-cell>
          <table:table-cell office:value-type="float" office:value="184" table:formula="of:=MIN([.G56]-10; [.H56]-20; [.G55]-15)+[.H11]" table:style-name="ce1">
            <text:p>184</text:p>
          </table:table-cell>
          <table:table-cell office:value-type="float" office:value="167" table:formula="of:=MIN([.H56]-10; [.I56]-20; [.H55]-15)+[.I11]" table:style-name="ce1">
            <text:p>167</text:p>
          </table:table-cell>
          <table:table-cell office:value-type="float" office:value="123" table:formula="of:=MIN([.I56]-10; [.J56]-20; [.I55]-15)+[.J11]" table:style-name="ce1">
            <text:p>123</text:p>
          </table:table-cell>
          <table:table-cell office:value-type="float" office:value="198" table:formula="of:=MIN([.J56]-10; [.K56]-20; [.J55]-15)+[.K11]" table:style-name="ce1">
            <text:p>198</text:p>
          </table:table-cell>
          <table:table-cell office:value-type="float" office:value="266" table:formula="of:=MIN([.K56]-10; [.L56]-20; [.K55]-15)+[.L11]" table:style-name="ce1">
            <text:p>266</text:p>
          </table:table-cell>
          <table:table-cell office:value-type="float" office:value="299" table:formula="of:=MIN([.L56]-10; [.M56]-20; [.L55]-15)+[.M11]" table:style-name="ce1">
            <text:p>299</text:p>
          </table:table-cell>
          <table:table-cell office:value-type="float" office:value="309" table:formula="of:=MIN([.M56]-10; [.N56]-20; [.M55]-15)+[.N11]" table:style-name="ce1">
            <text:p>309</text:p>
          </table:table-cell>
          <table:table-cell office:value-type="float" office:value="277" table:formula="of:=MIN([.N56]-10; [.O56]-20; [.N55]-15)+[.O11]" table:style-name="ce1">
            <text:p>277</text:p>
          </table:table-cell>
          <table:table-cell office:value-type="float" office:value="309" table:formula="of:=MIN([.O56]-10; [.P56]-20; [.O55]-15)+[.P11]" table:style-name="ce1">
            <text:p>309</text:p>
          </table:table-cell>
          <table:table-cell office:value-type="float" office:value="257" table:formula="of:=MIN([.P56]-10; [.Q56]-20; [.P55]-15)+[.Q11]" table:style-name="ce1">
            <text:p>257</text:p>
          </table:table-cell>
          <table:table-cell office:value-type="float" office:value="251" table:formula="of:=MIN([.Q56]-10; [.R56]-20; [.Q55]-15)+[.R11]" table:style-name="ce1">
            <text:p>251</text:p>
          </table:table-cell>
          <table:table-cell office:value-type="float" office:value="256" table:formula="of:=MIN([.R56]-10; [.S56]-20; [.R55]-15)+[.S11]" table:style-name="ce1">
            <text:p>256</text:p>
          </table:table-cell>
          <table:table-cell office:value-type="float" office:value="310" table:formula="of:=MIN([.S56]-10; [.T56]-20; [.S55]-15)+[.T11]" table:style-name="ce1">
            <text:p>310</text:p>
          </table:table-cell>
          <table:table-cell office:value-type="float" office:value="376" table:formula="of:=MIN([.T56]-10; [.U56]-20; [.T55]-15)+[.U11]" table:style-name="ce1">
            <text:p>37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8" table:formula="of:=[.B57]+[.B12]-20" table:style-name="ce5">
            <text:p>338</text:p>
          </table:table-cell>
          <table:table-cell office:value-type="float" office:value="229" table:formula="of:=MIN([.B57]-10; [.C57]-20; [.B56]-15)+[.C12]" table:style-name="ce1">
            <text:p>229</text:p>
          </table:table-cell>
          <table:table-cell office:value-type="float" office:value="275" table:formula="of:=MIN([.C57]-10; [.D57]-20; [.C56]-15)+[.D12]" table:style-name="ce1">
            <text:p>275</text:p>
          </table:table-cell>
          <table:table-cell office:value-type="float" office:value="233" table:formula="of:=MIN([.D57]-10; [.E57]-20; [.D56]-15)+[.E12]" table:style-name="ce1">
            <text:p>233</text:p>
          </table:table-cell>
          <table:table-cell office:value-type="float" office:value="119" table:formula="of:=MIN([.E57]-10; [.F57]-20; [.E56]-15)+[.F12]" table:style-name="ce1">
            <text:p>119</text:p>
          </table:table-cell>
          <table:table-cell office:value-type="float" office:value="160" table:formula="of:=MIN([.F57]-10; [.G57]-20; [.F56]-15)+[.G12]" table:style-name="ce1">
            <text:p>160</text:p>
          </table:table-cell>
          <table:table-cell office:value-type="float" office:value="158" table:formula="of:=MIN([.G57]-10; [.H57]-20; [.G56]-15)+[.H12]" table:style-name="ce1">
            <text:p>158</text:p>
          </table:table-cell>
          <table:table-cell office:value-type="float" office:value="110" table:formula="of:=MIN([.H57]-10; [.I57]-20; [.H56]-15)+[.I12]" table:style-name="ce1">
            <text:p>110</text:p>
          </table:table-cell>
          <table:table-cell office:value-type="float" office:value="182" table:formula="of:=MIN([.I57]-10; [.J57]-20; [.I56]-15)+[.J12]" table:style-name="ce1">
            <text:p>182</text:p>
          </table:table-cell>
          <table:table-cell office:value-type="float" office:value="182" table:formula="of:=MIN([.J57]-10; [.K57]-20; [.J56]-15)+[.K12]" table:style-name="ce1">
            <text:p>182</text:p>
          </table:table-cell>
          <table:table-cell office:value-type="float" office:value="248" table:formula="of:=MIN([.K57]-10; [.L57]-20; [.K56]-15)+[.L12]" table:style-name="ce1">
            <text:p>248</text:p>
          </table:table-cell>
          <table:table-cell office:value-type="float" office:value="280" table:formula="of:=MIN([.L57]-10; [.M57]-20; [.L56]-15)+[.M12]" table:style-name="ce1">
            <text:p>280</text:p>
          </table:table-cell>
          <table:table-cell office:value-type="float" office:value="233" table:formula="of:=MIN([.M57]-10; [.N57]-20; [.M56]-15)+[.N12]" table:style-name="ce1">
            <text:p>233</text:p>
          </table:table-cell>
          <table:table-cell office:value-type="float" office:value="252" table:formula="of:=MIN([.N57]-10; [.O57]-20; [.N56]-15)+[.O12]" table:style-name="ce1">
            <text:p>252</text:p>
          </table:table-cell>
          <table:table-cell office:value-type="float" office:value="260" table:formula="of:=MIN([.O57]-10; [.P57]-20; [.O56]-15)+[.P12]" table:style-name="ce1">
            <text:p>260</text:p>
          </table:table-cell>
          <table:table-cell office:value-type="float" office:value="282" table:formula="of:=MIN([.P57]-10; [.Q57]-20; [.P56]-15)+[.Q12]" table:style-name="ce1">
            <text:p>282</text:p>
          </table:table-cell>
          <table:table-cell office:value-type="float" office:value="302" table:formula="of:=MIN([.Q57]-10; [.R57]-20; [.Q56]-15)+[.R12]" table:style-name="ce1">
            <text:p>302</text:p>
          </table:table-cell>
          <table:table-cell office:value-type="float" office:value="349" table:formula="of:=MIN([.R57]-10; [.S57]-20; [.R56]-15)+[.S12]" table:style-name="ce1">
            <text:p>349</text:p>
          </table:table-cell>
          <table:table-cell office:value-type="float" office:value="394" table:formula="of:=MIN([.S57]-10; [.T57]-20; [.S56]-15)+[.T12]" table:style-name="ce1">
            <text:p>394</text:p>
          </table:table-cell>
          <table:table-cell office:value-type="float" office:value="420" table:formula="of:=MIN([.T57]-10; [.U57]-20; [.T56]-15)+[.U12]" table:style-name="ce1">
            <text:p>42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7" table:formula="of:=[.B58]+[.B13]-20" table:style-name="ce5">
            <text:p>327</text:p>
          </table:table-cell>
          <table:table-cell office:value-type="float" office:value="218" table:formula="of:=MIN([.B58]-10; [.C58]-20; [.B57]-15)+[.C13]" table:style-name="ce1">
            <text:p>218</text:p>
          </table:table-cell>
          <table:table-cell office:value-type="float" office:value="298" table:formula="of:=MIN([.C58]-10; [.D58]-20; [.C57]-15)+[.D13]" table:style-name="ce1">
            <text:p>298</text:p>
          </table:table-cell>
          <table:table-cell office:value-type="float" office:value="230" table:formula="of:=MIN([.D58]-10; [.E58]-20; [.D57]-15)+[.E13]" table:style-name="ce1">
            <text:p>230</text:p>
          </table:table-cell>
          <table:table-cell office:value-type="float" office:value="92" table:formula="of:=MIN([.E58]-10; [.F58]-20; [.E57]-15)+[.F13]" table:style-name="ce1">
            <text:p>92</text:p>
          </table:table-cell>
          <table:table-cell office:value-type="float" office:value="154" table:formula="of:=MIN([.F58]-10; [.G58]-20; [.F57]-15)+[.G13]" table:style-name="ce1">
            <text:p>154</text:p>
          </table:table-cell>
          <table:table-cell office:value-type="float" office:value="112" table:formula="of:=MIN([.G58]-10; [.H58]-20; [.G57]-15)+[.H13]" table:style-name="ce1">
            <text:p>112</text:p>
          </table:table-cell>
          <table:table-cell office:value-type="float" office:value="189" table:formula="of:=MIN([.H58]-10; [.I58]-20; [.H57]-15)+[.I13]" table:style-name="ce1">
            <text:p>189</text:p>
          </table:table-cell>
          <table:table-cell office:value-type="float" office:value="234" table:formula="of:=MIN([.I58]-10; [.J58]-20; [.I57]-15)+[.J13]" table:style-name="ce1">
            <text:p>234</text:p>
          </table:table-cell>
          <table:table-cell office:value-type="float" office:value="192" table:formula="of:=MIN([.J58]-10; [.K58]-20; [.J57]-15)+[.K13]" table:style-name="ce1">
            <text:p>192</text:p>
          </table:table-cell>
          <table:table-cell office:value-type="float" office:value="198" table:formula="of:=MIN([.K58]-10; [.L58]-20; [.K57]-15)+[.L13]" table:style-name="ce1">
            <text:p>198</text:p>
          </table:table-cell>
          <table:table-cell office:value-type="float" office:value="208" table:formula="of:=MIN([.L58]-10; [.M58]-20; [.L57]-15)+[.M13]" table:style-name="ce1">
            <text:p>208</text:p>
          </table:table-cell>
          <table:table-cell office:value-type="float" office:value="223" table:formula="of:=MIN([.M58]-10; [.N58]-20; [.M57]-15)+[.N13]" table:style-name="ce1">
            <text:p>223</text:p>
          </table:table-cell>
          <table:table-cell office:value-type="float" office:value="256" table:formula="of:=MIN([.N58]-10; [.O58]-20; [.N57]-15)+[.O13]" table:style-name="ce1">
            <text:p>256</text:p>
          </table:table-cell>
          <table:table-cell office:value-type="float" office:value="263" table:formula="of:=MIN([.O58]-10; [.P58]-20; [.O57]-15)+[.P13]" table:style-name="ce1">
            <text:p>263</text:p>
          </table:table-cell>
          <table:table-cell office:value-type="float" office:value="275" table:formula="of:=MIN([.P58]-10; [.Q58]-20; [.P57]-15)+[.Q13]" table:style-name="ce1">
            <text:p>275</text:p>
          </table:table-cell>
          <table:table-cell office:value-type="float" office:value="296" table:formula="of:=MIN([.Q58]-10; [.R58]-20; [.Q57]-15)+[.R13]" table:style-name="ce1">
            <text:p>296</text:p>
          </table:table-cell>
          <table:table-cell office:value-type="float" office:value="362" table:formula="of:=MIN([.R58]-10; [.S58]-20; [.R57]-15)+[.S13]" table:style-name="ce1">
            <text:p>362</text:p>
          </table:table-cell>
          <table:table-cell office:value-type="float" office:value="342" table:formula="of:=MIN([.S58]-10; [.T58]-20; [.S57]-15)+[.T13]" table:style-name="ce1">
            <text:p>342</text:p>
          </table:table-cell>
          <table:table-cell office:value-type="float" office:value="404" table:formula="of:=MIN([.T58]-10; [.U58]-20; [.T57]-15)+[.U13]" table:style-name="ce1">
            <text:p>40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4" table:formula="of:=[.B59]+[.B14]-20" table:style-name="ce5">
            <text:p>304</text:p>
          </table:table-cell>
          <table:table-cell office:value-type="float" office:value="230" table:formula="of:=MIN([.B59]-10; [.C59]-20; [.B58]-15)+[.C14]" table:style-name="ce1">
            <text:p>230</text:p>
          </table:table-cell>
          <table:table-cell office:value-type="float" office:value="267" table:formula="of:=MIN([.C59]-10; [.D59]-20; [.C58]-15)+[.D14]" table:style-name="ce1">
            <text:p>267</text:p>
          </table:table-cell>
          <table:table-cell office:value-type="float" office:value="180" table:formula="of:=MIN([.D59]-10; [.E59]-20; [.D58]-15)+[.E14]" table:style-name="ce1">
            <text:p>180</text:p>
          </table:table-cell>
          <table:table-cell office:value-type="float" office:value="95" table:formula="of:=MIN([.E59]-10; [.F59]-20; [.E58]-15)+[.F14]" table:style-name="ce1">
            <text:p>95</text:p>
          </table:table-cell>
          <table:table-cell office:value-type="float" office:value="82" table:formula="of:=MIN([.F59]-10; [.G59]-20; [.F58]-15)+[.G14]" table:style-name="ce1">
            <text:p>82</text:p>
          </table:table-cell>
          <table:table-cell office:value-type="float" office:value="157" table:formula="of:=MIN([.G59]-10; [.H59]-20; [.G58]-15)+[.H14]" table:style-name="ce1">
            <text:p>157</text:p>
          </table:table-cell>
          <table:table-cell office:value-type="float" office:value="184" table:formula="of:=MIN([.H59]-10; [.I59]-20; [.H58]-15)+[.I14]" table:style-name="ce1">
            <text:p>184</text:p>
          </table:table-cell>
          <table:table-cell office:value-type="float" office:value="214" table:formula="of:=MIN([.I59]-10; [.J59]-20; [.I58]-15)+[.J14]" table:style-name="ce1">
            <text:p>214</text:p>
          </table:table-cell>
          <table:table-cell office:value-type="float" office:value="148" table:formula="of:=MIN([.J59]-10; [.K59]-20; [.J58]-15)+[.K14]" table:style-name="ce1">
            <text:p>148</text:p>
          </table:table-cell>
          <table:table-cell office:value-type="float" office:value="208" table:formula="of:=MIN([.K59]-10; [.L59]-20; [.K58]-15)+[.L14]" table:style-name="ce1">
            <text:p>208</text:p>
          </table:table-cell>
          <table:table-cell office:value-type="float" office:value="259" table:formula="of:=MIN([.L59]-10; [.M59]-20; [.L58]-15)+[.M14]" table:style-name="ce1">
            <text:p>259</text:p>
          </table:table-cell>
          <table:table-cell office:value-type="float" office:value="213" table:formula="of:=MIN([.M59]-10; [.N59]-20; [.M58]-15)+[.N14]" table:style-name="ce1">
            <text:p>213</text:p>
          </table:table-cell>
          <table:table-cell office:value-type="float" office:value="276" table:formula="of:=MIN([.N59]-10; [.O59]-20; [.N58]-15)+[.O14]" table:style-name="ce1">
            <text:p>276</text:p>
          </table:table-cell>
          <table:table-cell office:value-type="float" office:value="296" table:formula="of:=MIN([.O59]-10; [.P59]-20; [.O58]-15)+[.P14]" table:style-name="ce1">
            <text:p>296</text:p>
          </table:table-cell>
          <table:table-cell office:value-type="float" office:value="298" table:formula="of:=MIN([.P59]-10; [.Q59]-20; [.P58]-15)+[.Q14]" table:style-name="ce1">
            <text:p>298</text:p>
          </table:table-cell>
          <table:table-cell office:value-type="float" office:value="330" table:formula="of:=MIN([.Q59]-10; [.R59]-20; [.Q58]-15)+[.R14]" table:style-name="ce1">
            <text:p>330</text:p>
          </table:table-cell>
          <table:table-cell office:value-type="float" office:value="322" table:formula="of:=MIN([.R59]-10; [.S59]-20; [.R58]-15)+[.S14]" table:style-name="ce1">
            <text:p>322</text:p>
          </table:table-cell>
          <table:table-cell office:value-type="float" office:value="387" table:formula="of:=MIN([.S59]-10; [.T59]-20; [.S58]-15)+[.T14]" table:style-name="ce1">
            <text:p>387</text:p>
          </table:table-cell>
          <table:table-cell office:value-type="float" office:value="399" table:formula="of:=MIN([.T59]-10; [.U59]-20; [.T58]-15)+[.U14]" table:style-name="ce1">
            <text:p>39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7" table:formula="of:=[.B60]+[.B15]-20" table:style-name="ce5">
            <text:p>227</text:p>
          </table:table-cell>
          <table:table-cell office:value-type="float" office:value="245" table:formula="of:=MIN([.B60]-10; [.C60]-20; [.B59]-15)+[.C15]" table:style-name="ce1">
            <text:p>245</text:p>
          </table:table-cell>
          <table:table-cell office:value-type="float" office:value="255" table:formula="of:=MIN([.C60]-10; [.D60]-20; [.C59]-15)+[.D15]" table:style-name="ce1">
            <text:p>255</text:p>
          </table:table-cell>
          <table:table-cell office:value-type="float" office:value="140" table:formula="of:=MIN([.D60]-10; [.E60]-20; [.D59]-15)+[.E15]" table:style-name="ce1">
            <text:p>140</text:p>
          </table:table-cell>
          <table:table-cell office:value-type="float" office:value="93" table:formula="of:=MIN([.E60]-10; [.F60]-20; [.E59]-15)+[.F15]" table:style-name="ce1">
            <text:p>93</text:p>
          </table:table-cell>
          <table:table-cell office:value-type="float" office:value="91" table:formula="of:=MIN([.F60]-10; [.G60]-20; [.F59]-15)+[.G15]" table:style-name="ce1">
            <text:p>91</text:p>
          </table:table-cell>
          <table:table-cell office:value-type="float" office:value="166" table:formula="of:=MIN([.G60]-10; [.H60]-20; [.G59]-15)+[.H15]" table:style-name="ce1">
            <text:p>166</text:p>
          </table:table-cell>
          <table:table-cell office:value-type="float" office:value="176" table:formula="of:=MIN([.H60]-10; [.I60]-20; [.H59]-15)+[.I15]" table:style-name="ce1">
            <text:p>176</text:p>
          </table:table-cell>
          <table:table-cell office:value-type="float" office:value="137" table:formula="of:=MIN([.I60]-10; [.J60]-20; [.I59]-15)+[.J15]" table:style-name="ce1">
            <text:p>137</text:p>
          </table:table-cell>
          <table:table-cell office:value-type="float" office:value="157" table:formula="of:=MIN([.J60]-10; [.K60]-20; [.J59]-15)+[.K15]" table:style-name="ce1">
            <text:p>157</text:p>
          </table:table-cell>
          <table:table-cell office:value-type="float" office:value="204" table:formula="of:=MIN([.K60]-10; [.L60]-20; [.K59]-15)+[.L15]" table:style-name="ce1">
            <text:p>204</text:p>
          </table:table-cell>
          <table:table-cell office:value-type="float" office:value="214" table:formula="of:=MIN([.L60]-10; [.M60]-20; [.L59]-15)+[.M15]" table:style-name="ce1">
            <text:p>214</text:p>
          </table:table-cell>
          <table:table-cell office:value-type="float" office:value="269" table:formula="of:=MIN([.M60]-10; [.N60]-20; [.M59]-15)+[.N15]" table:style-name="ce1">
            <text:p>269</text:p>
          </table:table-cell>
          <table:table-cell office:value-type="float" office:value="264" table:formula="of:=MIN([.N60]-10; [.O60]-20; [.N59]-15)+[.O15]" table:style-name="ce1">
            <text:p>264</text:p>
          </table:table-cell>
          <table:table-cell office:value-type="float" office:value="339" table:formula="of:=MIN([.O60]-10; [.P60]-20; [.O59]-15)+[.P15]" table:style-name="ce1">
            <text:p>339</text:p>
          </table:table-cell>
          <table:table-cell office:value-type="float" office:value="302" table:formula="of:=MIN([.P60]-10; [.Q60]-20; [.P59]-15)+[.Q15]" table:style-name="ce1">
            <text:p>302</text:p>
          </table:table-cell>
          <table:table-cell office:value-type="float" office:value="380" table:formula="of:=MIN([.Q60]-10; [.R60]-20; [.Q59]-15)+[.R15]" table:style-name="ce1">
            <text:p>380</text:p>
          </table:table-cell>
          <table:table-cell office:value-type="float" office:value="408" table:formula="of:=MIN([.R60]-10; [.S60]-20; [.R59]-15)+[.S15]" table:style-name="ce1">
            <text:p>408</text:p>
          </table:table-cell>
          <table:table-cell office:value-type="float" office:value="372" table:formula="of:=MIN([.S60]-10; [.T60]-20; [.S59]-15)+[.T15]" table:style-name="ce1">
            <text:p>372</text:p>
          </table:table-cell>
          <table:table-cell office:value-type="float" office:value="364" table:formula="of:=MIN([.T60]-10; [.U60]-20; [.T59]-15)+[.U15]" table:style-name="ce1">
            <text:p>36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5" table:formula="of:=[.B61]+[.B16]-20" table:style-name="ce5">
            <text:p>245</text:p>
          </table:table-cell>
          <table:table-cell office:value-type="float" office:value="170" table:formula="of:=MIN([.B61]-10; [.C61]-20; [.B60]-15)+[.C16]" table:style-name="ce1">
            <text:p>170</text:p>
          </table:table-cell>
          <table:table-cell office:value-type="float" office:value="201" table:formula="of:=MIN([.C61]-10; [.D61]-20; [.C60]-15)+[.D16]" table:style-name="ce1">
            <text:p>201</text:p>
          </table:table-cell>
          <table:table-cell office:value-type="float" office:value="83" table:formula="of:=MIN([.D61]-10; [.E61]-20; [.D60]-15)+[.E16]" table:style-name="ce1">
            <text:p>83</text:p>
          </table:table-cell>
          <table:table-cell office:value-type="float" office:value="148" table:formula="of:=MIN([.E61]-10; [.F61]-20; [.E60]-15)+[.F16]" table:style-name="ce1">
            <text:p>148</text:p>
          </table:table-cell>
          <table:table-cell office:value-type="float" office:value="107" table:formula="of:=MIN([.F61]-10; [.G61]-20; [.F60]-15)+[.G16]" table:style-name="ce1">
            <text:p>107</text:p>
          </table:table-cell>
          <table:table-cell office:value-type="float" office:value="140" table:formula="of:=MIN([.G61]-10; [.H61]-20; [.G60]-15)+[.H16]" table:style-name="ce1">
            <text:p>140</text:p>
          </table:table-cell>
          <table:table-cell office:value-type="float" office:value="144" table:formula="of:=MIN([.H61]-10; [.I61]-20; [.H60]-15)+[.I16]" table:style-name="ce1">
            <text:p>144</text:p>
          </table:table-cell>
          <table:table-cell office:value-type="float" office:value="227" table:formula="of:=MIN([.I61]-10; [.J61]-20; [.I60]-15)+[.J16]" table:style-name="ce1">
            <text:p>227</text:p>
          </table:table-cell>
          <table:table-cell office:value-type="float" office:value="156" table:formula="of:=MIN([.J61]-10; [.K61]-20; [.J60]-15)+[.K16]" table:style-name="ce1">
            <text:p>156</text:p>
          </table:table-cell>
          <table:table-cell office:value-type="float" office:value="217" table:formula="of:=MIN([.K61]-10; [.L61]-20; [.K60]-15)+[.L16]" table:style-name="ce1">
            <text:p>217</text:p>
          </table:table-cell>
          <table:table-cell office:value-type="float" office:value="257" table:formula="of:=MIN([.L61]-10; [.M61]-20; [.L60]-15)+[.M16]" table:style-name="ce1">
            <text:p>257</text:p>
          </table:table-cell>
          <table:table-cell office:value-type="float" office:value="324" table:formula="of:=MIN([.M61]-10; [.N61]-20; [.M60]-15)+[.N16]" table:style-name="ce1">
            <text:p>324</text:p>
          </table:table-cell>
          <table:table-cell office:value-type="float" office:value="336" table:formula="of:=MIN([.N61]-10; [.O61]-20; [.N60]-15)+[.O16]" table:style-name="ce1">
            <text:p>336</text:p>
          </table:table-cell>
          <table:table-cell office:value-type="float" office:value="281" table:formula="of:=MIN([.O61]-10; [.P61]-20; [.O60]-15)+[.P16]" table:style-name="ce1">
            <text:p>281</text:p>
          </table:table-cell>
          <table:table-cell office:value-type="float" office:value="325" table:formula="of:=MIN([.P61]-10; [.Q61]-20; [.P60]-15)+[.Q16]" table:style-name="ce1">
            <text:p>325</text:p>
          </table:table-cell>
          <table:table-cell office:value-type="float" office:value="369" table:formula="of:=MIN([.Q61]-10; [.R61]-20; [.Q60]-15)+[.R16]" table:style-name="ce1">
            <text:p>369</text:p>
          </table:table-cell>
          <table:table-cell office:value-type="float" office:value="357" table:formula="of:=MIN([.R61]-10; [.S61]-20; [.R60]-15)+[.S16]" table:style-name="ce1">
            <text:p>357</text:p>
          </table:table-cell>
          <table:table-cell office:value-type="float" office:value="333" table:formula="of:=MIN([.S61]-10; [.T61]-20; [.S60]-15)+[.T16]" table:style-name="ce1">
            <text:p>333</text:p>
          </table:table-cell>
          <table:table-cell office:value-type="float" office:value="343" table:formula="of:=MIN([.T61]-10; [.U61]-20; [.T60]-15)+[.U16]" table:style-name="ce1">
            <text:p>34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3" table:formula="of:=[.B62]+[.B17]-20" table:style-name="ce5">
            <text:p>213</text:p>
          </table:table-cell>
          <table:table-cell office:value-type="float" office:value="170" table:formula="of:=MIN([.B62]-10; [.C62]-20; [.B61]-15)+[.C17]" table:style-name="ce1">
            <text:p>170</text:p>
          </table:table-cell>
          <table:table-cell office:value-type="float" office:value="203" table:formula="of:=MIN([.C62]-10; [.D62]-20; [.C61]-15)+[.D17]" table:style-name="ce1">
            <text:p>203</text:p>
          </table:table-cell>
          <table:table-cell office:value-type="float" office:value="82" table:formula="of:=MIN([.D62]-10; [.E62]-20; [.D61]-15)+[.E17]" table:style-name="ce1">
            <text:p>82</text:p>
          </table:table-cell>
          <table:table-cell office:value-type="float" office:value="128" table:formula="of:=MIN([.E62]-10; [.F62]-20; [.E61]-15)+[.F17]" table:style-name="ce1">
            <text:p>128</text:p>
          </table:table-cell>
          <table:table-cell office:value-type="float" office:value="89" table:formula="of:=MIN([.F62]-10; [.G62]-20; [.F61]-15)+[.G17]" table:style-name="ce1">
            <text:p>89</text:p>
          </table:table-cell>
          <table:table-cell office:value-type="float" office:value="154" table:formula="of:=MIN([.G62]-10; [.H62]-20; [.G61]-15)+[.H17]" table:style-name="ce1">
            <text:p>154</text:p>
          </table:table-cell>
          <table:table-cell office:value-type="float" office:value="162" table:formula="of:=MIN([.H62]-10; [.I62]-20; [.H61]-15)+[.I17]" table:style-name="ce1">
            <text:p>162</text:p>
          </table:table-cell>
          <table:table-cell office:value-type="float" office:value="163" table:formula="of:=MIN([.I62]-10; [.J62]-20; [.I61]-15)+[.J17]" table:style-name="ce1">
            <text:p>163</text:p>
          </table:table-cell>
          <table:table-cell office:value-type="float" office:value="199" table:formula="of:=MIN([.J62]-10; [.K62]-20; [.J61]-15)+[.K17]" table:style-name="ce1">
            <text:p>199</text:p>
          </table:table-cell>
          <table:table-cell office:value-type="float" office:value="251" table:formula="of:=MIN([.K62]-10; [.L62]-20; [.K61]-15)+[.L17]" table:style-name="ce1">
            <text:p>251</text:p>
          </table:table-cell>
          <table:table-cell office:value-type="float" office:value="287" table:formula="of:=MIN([.L62]-10; [.M62]-20; [.L61]-15)+[.M17]" table:style-name="ce1">
            <text:p>287</text:p>
          </table:table-cell>
          <table:table-cell office:value-type="float" office:value="321" table:formula="of:=MIN([.M62]-10; [.N62]-20; [.M61]-15)+[.N17]" table:style-name="ce1">
            <text:p>321</text:p>
          </table:table-cell>
          <table:table-cell office:value-type="float" office:value="320" table:formula="of:=MIN([.N62]-10; [.O62]-20; [.N61]-15)+[.O17]" table:style-name="ce1">
            <text:p>320</text:p>
          </table:table-cell>
          <table:table-cell office:value-type="float" office:value="299" table:formula="of:=MIN([.O62]-10; [.P62]-20; [.O61]-15)+[.P17]" table:style-name="ce1">
            <text:p>299</text:p>
          </table:table-cell>
          <table:table-cell office:value-type="float" office:value="303" table:formula="of:=MIN([.P62]-10; [.Q62]-20; [.P61]-15)+[.Q17]" table:style-name="ce1">
            <text:p>303</text:p>
          </table:table-cell>
          <table:table-cell office:value-type="float" office:value="324" table:formula="of:=MIN([.Q62]-10; [.R62]-20; [.Q61]-15)+[.R17]" table:style-name="ce1">
            <text:p>324</text:p>
          </table:table-cell>
          <table:table-cell office:value-type="float" office:value="342" table:formula="of:=MIN([.R62]-10; [.S62]-20; [.R61]-15)+[.S17]" table:style-name="ce1">
            <text:p>342</text:p>
          </table:table-cell>
          <table:table-cell office:value-type="float" office:value="349" table:formula="of:=MIN([.S62]-10; [.T62]-20; [.S61]-15)+[.T17]" table:style-name="ce1">
            <text:p>349</text:p>
          </table:table-cell>
          <table:table-cell office:value-type="float" office:value="389" table:formula="of:=MIN([.T62]-10; [.U62]-20; [.T61]-15)+[.U17]" table:style-name="ce1">
            <text:p>38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5" table:formula="of:=[.B63]+[.B18]-20" table:style-name="ce5">
            <text:p>205</text:p>
          </table:table-cell>
          <table:table-cell office:value-type="float" office:value="120" table:formula="of:=MIN([.B63]-10; [.C63]-20; [.B62]-15)+[.C18]" table:style-name="ce1">
            <text:p>120</text:p>
          </table:table-cell>
          <table:table-cell office:value-type="float" office:value="158" table:formula="of:=MIN([.C63]-10; [.D63]-20; [.C62]-15)+[.D18]" table:style-name="ce1">
            <text:p>158</text:p>
          </table:table-cell>
          <table:table-cell office:value-type="float" office:value="89" table:formula="of:=MIN([.D63]-10; [.E63]-20; [.D62]-15)+[.E18]" table:style-name="ce1">
            <text:p>89</text:p>
          </table:table-cell>
          <table:table-cell office:value-type="float" office:value="97" table:formula="of:=MIN([.E63]-10; [.F63]-20; [.E62]-15)+[.F18]" table:style-name="ce1">
            <text:p>97</text:p>
          </table:table-cell>
          <table:table-cell office:value-type="float" office:value="105" table:formula="of:=MIN([.F63]-10; [.G63]-20; [.F62]-15)+[.G18]" table:style-name="ce1">
            <text:p>105</text:p>
          </table:table-cell>
          <table:table-cell office:value-type="float" office:value="164" table:formula="of:=MIN([.G63]-10; [.H63]-20; [.G62]-15)+[.H18]" table:style-name="ce1">
            <text:p>164</text:p>
          </table:table-cell>
          <table:table-cell office:value-type="float" office:value="235" table:formula="of:=MIN([.H63]-10; [.I63]-20; [.H62]-15)+[.I18]" table:style-name="ce1">
            <text:p>235</text:p>
          </table:table-cell>
          <table:table-cell office:value-type="float" office:value="211" table:formula="of:=MIN([.I63]-10; [.J63]-20; [.I62]-15)+[.J18]" table:style-name="ce1">
            <text:p>211</text:p>
          </table:table-cell>
          <table:table-cell office:value-type="float" office:value="246" table:formula="of:=MIN([.J63]-10; [.K63]-20; [.J62]-15)+[.K18]" table:style-name="ce1">
            <text:p>246</text:p>
          </table:table-cell>
          <table:table-cell office:value-type="float" office:value="303" table:formula="of:=MIN([.K63]-10; [.L63]-20; [.K62]-15)+[.L18]" table:style-name="ce1">
            <text:p>303</text:p>
          </table:table-cell>
          <table:table-cell office:value-type="float" office:value="368" table:formula="of:=MIN([.L63]-10; [.M63]-20; [.L62]-15)+[.M18]" table:style-name="ce1">
            <text:p>368</text:p>
          </table:table-cell>
          <table:table-cell office:value-type="float" office:value="308" table:formula="of:=MIN([.M63]-10; [.N63]-20; [.M62]-15)+[.N18]" table:style-name="ce1">
            <text:p>308</text:p>
          </table:table-cell>
          <table:table-cell office:value-type="float" office:value="329" table:formula="of:=MIN([.N63]-10; [.O63]-20; [.N62]-15)+[.O18]" table:style-name="ce1">
            <text:p>329</text:p>
          </table:table-cell>
          <table:table-cell office:value-type="float" office:value="311" table:formula="of:=MIN([.O63]-10; [.P63]-20; [.O62]-15)+[.P18]" table:style-name="ce1">
            <text:p>311</text:p>
          </table:table-cell>
          <table:table-cell office:value-type="float" office:value="363" table:formula="of:=MIN([.P63]-10; [.Q63]-20; [.P62]-15)+[.Q18]" table:style-name="ce1">
            <text:p>363</text:p>
          </table:table-cell>
          <table:table-cell office:value-type="float" office:value="380" table:formula="of:=MIN([.Q63]-10; [.R63]-20; [.Q62]-15)+[.R18]" table:style-name="ce1">
            <text:p>380</text:p>
          </table:table-cell>
          <table:table-cell office:value-type="float" office:value="360" table:formula="of:=MIN([.R63]-10; [.S63]-20; [.R62]-15)+[.S18]" table:style-name="ce1">
            <text:p>360</text:p>
          </table:table-cell>
          <table:table-cell office:value-type="float" office:value="365" table:formula="of:=MIN([.S63]-10; [.T63]-20; [.S62]-15)+[.T18]" table:style-name="ce1">
            <text:p>365</text:p>
          </table:table-cell>
          <table:table-cell office:value-type="float" office:value="437" table:formula="of:=MIN([.T63]-10; [.U63]-20; [.T62]-15)+[.U18]" table:style-name="ce1">
            <text:p>43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0" table:formula="of:=[.B64]+[.B19]-20" table:style-name="ce5">
            <text:p>130</text:p>
          </table:table-cell>
          <table:table-cell office:value-type="float" office:value="94" table:formula="of:=MIN([.B64]-10; [.C64]-20; [.B63]-15)+[.C19]" table:style-name="ce1">
            <text:p>94</text:p>
          </table:table-cell>
          <table:table-cell office:value-type="float" office:value="84" table:formula="of:=MIN([.C64]-10; [.D64]-20; [.C63]-15)+[.D19]" table:style-name="ce1">
            <text:p>84</text:p>
          </table:table-cell>
          <table:table-cell office:value-type="float" office:value="111" table:formula="of:=MIN([.D64]-10; [.E64]-20; [.D63]-15)+[.E19]" table:style-name="ce1">
            <text:p>111</text:p>
          </table:table-cell>
          <table:table-cell office:value-type="float" office:value="192" table:formula="of:=MIN([.E64]-10; [.F64]-20; [.E63]-15)+[.F19]" table:style-name="ce1">
            <text:p>192</text:p>
          </table:table-cell>
          <table:table-cell office:value-type="float" office:value="196" table:formula="of:=MIN([.F64]-10; [.G64]-20; [.F63]-15)+[.G19]" table:style-name="ce1">
            <text:p>196</text:p>
          </table:table-cell>
          <table:table-cell office:value-type="float" office:value="184" table:formula="of:=MIN([.G64]-10; [.H64]-20; [.G63]-15)+[.H19]" table:style-name="ce1">
            <text:p>184</text:p>
          </table:table-cell>
          <table:table-cell office:value-type="float" office:value="196" table:formula="of:=MIN([.H64]-10; [.I64]-20; [.H63]-15)+[.I19]" table:style-name="ce1">
            <text:p>196</text:p>
          </table:table-cell>
          <table:table-cell office:value-type="float" office:value="196" table:formula="of:=MIN([.I64]-10; [.J64]-20; [.I63]-15)+[.J19]" table:style-name="ce1">
            <text:p>196</text:p>
          </table:table-cell>
          <table:table-cell office:value-type="float" office:value="263" table:formula="of:=MIN([.J64]-10; [.K64]-20; [.J63]-15)+[.K19]" table:style-name="ce1">
            <text:p>263</text:p>
          </table:table-cell>
          <table:table-cell office:value-type="float" office:value="298" table:formula="of:=MIN([.K64]-10; [.L64]-20; [.K63]-15)+[.L19]" table:style-name="ce1">
            <text:p>298</text:p>
          </table:table-cell>
          <table:table-cell office:value-type="float" office:value="309" table:formula="of:=MIN([.L64]-10; [.M64]-20; [.L63]-15)+[.M19]" table:style-name="ce1">
            <text:p>309</text:p>
          </table:table-cell>
          <table:table-cell office:value-type="float" office:value="300" table:formula="of:=MIN([.M64]-10; [.N64]-20; [.M63]-15)+[.N19]" table:style-name="ce1">
            <text:p>300</text:p>
          </table:table-cell>
          <table:table-cell office:value-type="float" office:value="302" table:formula="of:=MIN([.N64]-10; [.O64]-20; [.N63]-15)+[.O19]" table:style-name="ce1">
            <text:p>302</text:p>
          </table:table-cell>
          <table:table-cell office:value-type="float" office:value="365" table:formula="of:=MIN([.O64]-10; [.P64]-20; [.O63]-15)+[.P19]" table:style-name="ce1">
            <text:p>365</text:p>
          </table:table-cell>
          <table:table-cell office:value-type="float" office:value="364" table:formula="of:=MIN([.P64]-10; [.Q64]-20; [.P63]-15)+[.Q19]" table:style-name="ce1">
            <text:p>364</text:p>
          </table:table-cell>
          <table:table-cell office:value-type="float" office:value="351" table:formula="of:=MIN([.Q64]-10; [.R64]-20; [.Q63]-15)+[.R19]" table:style-name="ce1">
            <text:p>351</text:p>
          </table:table-cell>
          <table:table-cell office:value-type="float" office:value="345" table:formula="of:=MIN([.R64]-10; [.S64]-20; [.R63]-15)+[.S19]" table:style-name="ce1">
            <text:p>345</text:p>
          </table:table-cell>
          <table:table-cell office:value-type="float" office:value="383" table:formula="of:=MIN([.S64]-10; [.T64]-20; [.S63]-15)+[.T19]" table:style-name="ce1">
            <text:p>383</text:p>
          </table:table-cell>
          <table:table-cell office:value-type="float" office:value="409" table:formula="of:=MIN([.T64]-10; [.U64]-20; [.T63]-15)+[.U19]" table:style-name="ce1">
            <text:p>40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8" table:formula="of:=[.B65]+[.B20]-20" table:style-name="ce5">
            <text:p>88</text:p>
          </table:table-cell>
          <table:table-cell office:value-type="float" office:value="61" table:formula="of:=MIN([.B65]-10; [.C65]-20; [.B64]-15)+[.C20]" table:style-name="ce1">
            <text:p>61</text:p>
          </table:table-cell>
          <table:table-cell office:value-type="float" office:value="120" table:formula="of:=MIN([.C65]-10; [.D65]-20; [.C64]-15)+[.D20]" table:style-name="ce1">
            <text:p>120</text:p>
          </table:table-cell>
          <table:table-cell office:value-type="float" office:value="181" table:formula="of:=MIN([.D65]-10; [.E65]-20; [.D64]-15)+[.E20]" table:style-name="ce1">
            <text:p>181</text:p>
          </table:table-cell>
          <table:table-cell office:value-type="float" office:value="236" table:formula="of:=MIN([.E65]-10; [.F65]-20; [.E64]-15)+[.F20]" table:style-name="ce1">
            <text:p>236</text:p>
          </table:table-cell>
          <table:table-cell office:value-type="float" office:value="312" table:formula="of:=MIN([.F65]-10; [.G65]-20; [.F64]-15)+[.G20]" table:style-name="ce1">
            <text:p>312</text:p>
          </table:table-cell>
          <table:table-cell office:value-type="float" office:value="368" table:formula="of:=MIN([.G65]-10; [.H65]-20; [.G64]-15)+[.H20]" table:style-name="ce1">
            <text:p>368</text:p>
          </table:table-cell>
          <table:table-cell office:value-type="float" office:value="393" table:formula="of:=MIN([.H65]-10; [.I65]-20; [.H64]-15)+[.I20]" table:style-name="ce1">
            <text:p>393</text:p>
          </table:table-cell>
          <table:table-cell office:value-type="float" office:value="386" table:formula="of:=MIN([.I65]-10; [.J65]-20; [.I64]-15)+[.J20]" table:style-name="ce1">
            <text:p>386</text:p>
          </table:table-cell>
          <table:table-cell office:value-type="float" office:value="394" table:formula="of:=MIN([.J65]-10; [.K65]-20; [.J64]-15)+[.K20]" table:style-name="ce1">
            <text:p>394</text:p>
          </table:table-cell>
          <table:table-cell office:value-type="float" office:value="404" table:formula="of:=MIN([.K65]-10; [.L65]-20; [.K64]-15)+[.L20]" table:style-name="ce1">
            <text:p>404</text:p>
          </table:table-cell>
          <table:table-cell office:value-type="float" office:value="415" table:formula="of:=MIN([.L65]-10; [.M65]-20; [.L64]-15)+[.M20]" table:style-name="ce1">
            <text:p>415</text:p>
          </table:table-cell>
          <table:table-cell office:value-type="float" office:value="441" table:formula="of:=MIN([.M65]-10; [.N65]-20; [.M64]-15)+[.N20]" table:style-name="ce1">
            <text:p>441</text:p>
          </table:table-cell>
          <table:table-cell office:value-type="float" office:value="441" table:formula="of:=MIN([.N65]-10; [.O65]-20; [.N64]-15)+[.O20]" table:style-name="ce1">
            <text:p>441</text:p>
          </table:table-cell>
          <table:table-cell office:value-type="float" office:value="502" table:formula="of:=MIN([.O65]-10; [.P65]-20; [.O64]-15)+[.P20]" table:style-name="ce1">
            <text:p>502</text:p>
          </table:table-cell>
          <table:table-cell office:value-type="float" office:value="579" table:formula="of:=MIN([.P65]-10; [.Q65]-20; [.P64]-15)+[.Q20]" table:style-name="ce1">
            <text:p>579</text:p>
          </table:table-cell>
          <table:table-cell office:value-type="float" office:value="606" table:formula="of:=MIN([.Q65]-10; [.R65]-20; [.Q64]-15)+[.R20]" table:style-name="ce1">
            <text:p>606</text:p>
          </table:table-cell>
          <table:table-cell office:value-type="float" office:value="621" table:formula="of:=MIN([.R65]-10; [.S65]-20; [.R64]-15)+[.S20]" table:style-name="ce1">
            <text:p>621</text:p>
          </table:table-cell>
          <table:table-cell office:value-type="float" office:value="668" table:formula="of:=MIN([.S65]-10; [.T65]-20; [.S64]-15)+[.T20]" table:style-name="ce1">
            <text:p>668</text:p>
          </table:table-cell>
          <table:table-cell office:value-type="float" office:value="706" table:formula="of:=MIN([.T65]-10; [.U65]-20; [.T64]-15)+[.U20]" table:style-name="ce1">
            <text:p>706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4" table:style-name="ce7">
            <text:p>14</text:p>
          </table:table-cell>
          <table:table-cell office:value-type="float" office:value="89" table:formula="of:=[.B65]+[.C21]-15" table:style-name="ce8">
            <text:p>89</text:p>
          </table:table-cell>
          <table:table-cell office:value-type="float" office:value="93" table:formula="of:=[.C65]+[.D21]-15" table:style-name="ce8">
            <text:p>93</text:p>
          </table:table-cell>
          <table:table-cell office:value-type="float" office:value="166" table:formula="of:=[.D65]+[.E21]-15" table:style-name="ce8">
            <text:p>166</text:p>
          </table:table-cell>
          <table:table-cell office:value-type="float" office:value="236" table:formula="of:=[.E65]+[.F21]-15" table:style-name="ce8">
            <text:p>236</text:p>
          </table:table-cell>
          <table:table-cell office:value-type="float" office:value="304" table:formula="of:=[.F65]+[.G21]-15" table:style-name="ce8">
            <text:p>304</text:p>
          </table:table-cell>
          <table:table-cell office:value-type="float" office:value="383" table:formula="of:=[.G65]+[.H21]-15" table:style-name="ce8">
            <text:p>383</text:p>
          </table:table-cell>
          <table:table-cell office:value-type="float" office:value="384" table:formula="of:=[.H65]+[.I21]-15" table:style-name="ce8">
            <text:p>384</text:p>
          </table:table-cell>
          <table:table-cell office:value-type="float" office:value="396" table:formula="of:=[.I65]+[.J21]-15" table:style-name="ce8">
            <text:p>396</text:p>
          </table:table-cell>
          <table:table-cell office:value-type="float" office:value="465" table:formula="of:=[.J65]+[.K21]-15" table:style-name="ce8">
            <text:p>465</text:p>
          </table:table-cell>
          <table:table-cell office:value-type="float" office:value="475" table:formula="of:=[.K65]+[.L21]-15" table:style-name="ce8">
            <text:p>475</text:p>
          </table:table-cell>
          <table:table-cell office:value-type="float" office:value="533" table:formula="of:=[.L65]+[.M21]-15" table:style-name="ce8">
            <text:p>533</text:p>
          </table:table-cell>
          <table:table-cell office:value-type="float" office:value="580" table:formula="of:=[.M65]+[.N21]-15" table:style-name="ce8">
            <text:p>580</text:p>
          </table:table-cell>
          <table:table-cell office:value-type="float" office:value="612" table:formula="of:=[.N65]+[.O21]-15" table:style-name="ce8">
            <text:p>612</text:p>
          </table:table-cell>
          <table:table-cell office:value-type="float" office:value="692" table:formula="of:=[.O65]+[.P21]-15" table:style-name="ce8">
            <text:p>692</text:p>
          </table:table-cell>
          <table:table-cell office:value-type="float" office:value="701" table:formula="of:=[.P65]+[.Q21]-15" table:style-name="ce8">
            <text:p>701</text:p>
          </table:table-cell>
          <table:table-cell office:value-type="float" office:value="721" table:formula="of:=[.Q65]+[.R21]-15" table:style-name="ce8">
            <text:p>721</text:p>
          </table:table-cell>
          <table:table-cell office:value-type="float" office:value="769" table:formula="of:=[.R65]+[.S21]-15" table:style-name="ce8">
            <text:p>769</text:p>
          </table:table-cell>
          <table:table-cell office:value-type="float" office:value="833" table:formula="of:=[.S65]+[.T21]-15" table:style-name="ce8">
            <text:p>833</text:p>
          </table:table-cell>
          <table:table-cell office:value-type="float" office:value="822" table:formula="of:=[.T65]+[.U21]-15" table:style-name="ce8">
            <text:p>822</text:p>
          </table:table-cell>
          <table:table-cell table:number-columns-repeated="16363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Bahnschrift" svg:font-family="Bahnschrift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Fujitsu</meta:initial-creator>
    <dc:creator>L'AYT X</dc:creator>
    <meta:creation-date>2020-10-02T04:54:33Z</meta:creation-date>
    <dc:date>2026-03-17T09:00:31Z</dc:date>
  </office:meta>
</office:document-meta>
</file>